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ffff00"/>
    </style:style>
    <style:style style:name="T4" style:family="text">
      <style:text-properties style:text-underline-style="none" fo:background-color="#00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ooping, Indexing and 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19<text:span text:style-name="T1">th</text:span> of November 2008 </text:p>
      <text:p text:style-name="P7">Completed on the 13<text:span text:style-name="T1">th</text:span> of November 2008 </text:p>
      <text:p text:style-name="P7"/>
      <text:p text:style-name="P7"/>
      <text:p text:style-name="P7"/>
      <text:p text:style-name="P3"><text:soft-page-break/></text:p>
      <text:p text:style-name="P3">1. Objectives</text:p>
      <text:p text:style-name="P4"/>
      <text:p text:style-name="P4">The objectives of this experiment were to get familiar with input and output operations as well as further understanding and applications of looping and index addressing.</text:p>
      <text:p text:style-name="P4"/>
      <text:p text:style-name="P3">2. Step 1</text:p>
      <text:p text:style-name="P3">2.1 Source Code</text:p>
      <text:p text:style-name="P4"/>
      <text:p text:style-name="P4">; PROGRAM: 10_1.ASM</text:p>
      <text:p text:style-name="P4">;</text:p>
      <text:p text:style-name="P4">; AUTHOR: Calvin O. Ference</text:p>
      <text:p text:style-name="P4">;</text:p>
      <text:p text:style-name="P4">; DESCRIPTION: <text:s/>Looping, Indexing <text:s/>and I/O</text:p>
      <text:p text:style-name="P4">; </text:p>
      <text:p text:style-name="P4">; </text:p>
      <text:p text:style-name="P4"/>
      <text:p text:style-name="P4"><text:s text:c="8"/>ASSUME<text:tab/>cs:code, ds:data</text:p>
      <text:p text:style-name="P4"/>
      <text:p text:style-name="P4">code <text:s text:c="3"/>SEGMENT</text:p>
      <text:p text:style-name="P4">main <text:s text:c="3"/>PROC <text:s text:c="2"/></text:p>
      <text:p text:style-name="P4"/>
      <text:p text:style-name="P4">init:<text:tab/>mov<text:tab/>ax,data</text:p>
      <text:p text:style-name="P4"><text:tab/>mov<text:tab/>ds,ax</text:p>
      <text:p text:style-name="P4"><text:tab/>mov<text:tab/>ax,0</text:p>
      <text:p text:style-name="P4"><text:tab/>lea<text:tab/>di,temp</text:p>
      <text:p text:style-name="P4"/>
      <text:p text:style-name="P4">hajime:<text:tab/>cmp<text:tab/>di,28</text:p>
      <text:p text:style-name="P4"><text:tab/>je<text:tab/>shi</text:p>
      <text:p text:style-name="P4"><text:tab/>mov<text:tab/>al,[di]</text:p>
      <text:p text:style-name="P4"><text:tab/>cmp<text:tab/>al,0</text:p>
      <text:p text:style-name="P4"><text:tab/>jg<text:tab/>warm</text:p>
      <text:p text:style-name="P4"><text:tab/>jl<text:tab/>cold</text:p>
      <text:p text:style-name="P4"><text:tab/>inc<text:tab/>di</text:p>
      <text:p text:style-name="P4"><text:tab/>jmp<text:tab/>hajime</text:p>
      <text:p text:style-name="P4"/>
      <text:p text:style-name="P4">cold:<text:tab/>cmp<text:tab/>al,froid</text:p>
      <text:p text:style-name="P4"><text:tab/>jl<text:tab/>cold2</text:p>
      <text:p text:style-name="P4"><text:tab/>inc<text:tab/>di</text:p>
      <text:p text:style-name="P4"><text:tab/>jmp<text:tab/>hajime</text:p>
      <text:p text:style-name="P4">cold2:<text:tab/>mov<text:tab/>froid,al</text:p>
      <text:p text:style-name="P4"><text:tab/>inc<text:tab/>di</text:p>
      <text:p text:style-name="P4"><text:tab/>jmp<text:tab/>hajime</text:p>
      <text:p text:style-name="P4"/>
      <text:p text:style-name="P4">warm:<text:tab/>cmp<text:tab/>al,wrm</text:p>
      <text:p text:style-name="P4"><text:tab/>ja<text:tab/>warm2</text:p>
      <text:p text:style-name="P4"><text:tab/>inc<text:tab/>di</text:p>
      <text:p text:style-name="P4"><text:tab/>jmp<text:tab/>hajime</text:p>
      <text:p text:style-name="P4">warm2:<text:tab/>mov<text:tab/>wrm,al</text:p>
      <text:p text:style-name="P4"><text:soft-page-break/><text:tab/>inc<text:tab/>di</text:p>
      <text:p text:style-name="P4"><text:tab/>jmp<text:tab/>hajime</text:p>
      <text:p text:style-name="P4"><text:tab/></text:p>
      <text:p text:style-name="P4"><text:tab/><text:tab/><text:tab/><text:tab/></text:p>
      <text:p text:style-name="P4">shi:</text:p>
      <text:p text:style-name="P4"><text:tab/>mov<text:tab/>ax,4c00h</text:p>
      <text:p text:style-name="P4"><text:tab/>int<text:tab/>21h</text:p>
      <text:p text:style-name="P4"/>
      <text:p text:style-name="P4">main<text:tab/>ENDP</text:p>
      <text:p text:style-name="P4">code<text:tab/>ENDS</text:p>
      <text:p text:style-name="P4"/>
      <text:p text:style-name="P4">data<text:tab/>SEGMENT</text:p>
      <text:p text:style-name="P4">temp<text:tab/>db<text:tab/>11,12,7,5,2,2,-1,-3,-5,-9,-1,0,2,1,2,3,22,15,10,9,7,-10,-19,-22,1,2,4,3<text:tab/></text:p>
      <text:p text:style-name="P4">froid<text:tab/>db<text:tab/>0</text:p>
      <text:p text:style-name="P4">wrm<text:tab/>db<text:tab/>0</text:p>
      <text:p text:style-name="P4">data<text:tab/>ENDS</text:p>
      <text:p text:style-name="P4"/>
      <text:p text:style-name="P4"><text:tab/><text:tab/>END</text:p>
      <text:p text:style-name="P4"/>
      <text:p text:style-name="P3">2.2. List File</text:p>
      <text:p text:style-name="P4"/>
      <text:p text:style-name="P4">Microsoft (R) Macro Assembler Version 6.11d<text:tab/><text:tab/> <text:s text:c="3"/>11/12/08 15:44:46</text:p>
      <text:p text:style-name="P4">1.asm<text:tab/><text:tab/><text:tab/><text:tab/><text:tab/><text:tab/><text:tab/> <text:s text:c="4"/>Page 1 - 1</text:p>
      <text:p text:style-name="P4"/>
      <text:p text:style-name="P4"/>
      <text:p text:style-name="P4"><text:tab/><text:tab/><text:tab/><text:tab/>; PROGRAM: 10_1.ASM</text:p>
      <text:p text:style-name="P4"><text:tab/><text:tab/><text:tab/><text:tab/>;</text:p>
      <text:p text:style-name="P4"><text:tab/><text:tab/><text:tab/><text:tab/>; AUTHOR: Calvin O. Ference</text:p>
      <text:p text:style-name="P4"><text:tab/><text:tab/><text:tab/><text:tab/>;</text:p>
      <text:p text:style-name="P4"><text:tab/><text:tab/><text:tab/><text:tab/>; DESCRIPTION: <text:s/>Looping, Indexing <text:s/>and I/O</text:p>
      <text:p text:style-name="P4"><text:tab/><text:tab/><text:tab/><text:tab/>; </text:p>
      <text:p text:style-name="P4"><text:tab/><text:tab/><text:tab/><text:tab/>; </text:p>
      <text:p text:style-name="P4"/>
      <text:p text:style-name="P4"><text:tab/><text:tab/><text:tab/><text:tab/> <text:s text:c="7"/>ASSUME<text:tab/>cs:code, ds:data</text:p>
      <text:p text:style-name="P4"/>
      <text:p text:style-name="P4"><text:s/>0000<text:tab/><text:tab/><text:tab/><text:tab/>code <text:s text:c="3"/>SEGMENT</text:p>
      <text:p text:style-name="P4"><text:s/>0000<text:tab/><text:tab/><text:tab/><text:tab/>main <text:s text:c="3"/>PROC <text:s text:c="2"/></text:p>
      <text:p text:style-name="P4"/>
      <text:p text:style-name="P4"><text:s/>0000 <text:s/>B8 ---- R<text:tab/><text:tab/>init:<text:tab/>mov<text:tab/>ax,data</text:p>
      <text:p text:style-name="P4"><text:s/>0003 <text:s/>8E D8<text:tab/><text:tab/><text:tab/><text:tab/>mov<text:tab/>ds,ax</text:p>
      <text:p text:style-name="P4"><text:s/>0005 <text:s/>B8 0000<text:tab/><text:tab/><text:tab/><text:tab/>mov<text:tab/>ax,0</text:p>
      <text:p text:style-name="P4"><text:s/>0008 <text:s/>8D 3E 0000 R<text:tab/><text:tab/><text:tab/>lea<text:tab/>di,temp</text:p>
      <text:p text:style-name="P4"/>
      <text:p text:style-name="P4"><text:s/>000C <text:s/>83 FF 1C<text:tab/><text:tab/><text:tab/>hajime:<text:tab/>cmp<text:tab/>di,28</text:p>
      <text:p text:style-name="P4"><text:s/>000F <text:s/>74 29<text:tab/><text:tab/><text:tab/><text:tab/>je<text:tab/>shi</text:p>
      <text:p text:style-name="P4"><text:s/>0011 <text:s/>8A 05<text:tab/><text:tab/><text:tab/><text:tab/>mov<text:tab/>al,[di]</text:p>
      <text:p text:style-name="P4"><text:s/>0013 <text:s/>3C 00<text:tab/><text:tab/><text:tab/><text:tab/>cmp<text:tab/>al,0</text:p>
      <text:p text:style-name="P4"><text:s/>0015 <text:s/>7F 14<text:tab/><text:tab/><text:tab/><text:tab/>jg<text:tab/>warm</text:p>
      <text:p text:style-name="P4"><text:s/>0017 <text:s/>7C 03<text:tab/><text:tab/><text:tab/><text:tab/>jl<text:tab/>cold</text:p>
      <text:p text:style-name="P4"><text:soft-page-break/><text:s/>0019 <text:s/>47<text:tab/><text:tab/><text:tab/><text:tab/>inc<text:tab/>di</text:p>
      <text:p text:style-name="P4"><text:s/>001A <text:s/>EB F0<text:tab/><text:tab/><text:tab/><text:tab/>jmp<text:tab/>hajime</text:p>
      <text:p text:style-name="P4"/>
      <text:p text:style-name="P4"><text:s/>001C <text:s/>3A 06 001C R<text:tab/><text:tab/>cold:<text:tab/>cmp<text:tab/>al,froid</text:p>
      <text:p text:style-name="P4"><text:s/>0020 <text:s/>7C 03<text:tab/><text:tab/><text:tab/><text:tab/>jl<text:tab/>cold2</text:p>
      <text:p text:style-name="P4"><text:s/>0022 <text:s/>47<text:tab/><text:tab/><text:tab/><text:tab/>inc<text:tab/>di</text:p>
      <text:p text:style-name="P4"><text:s/>0023 <text:s/>EB E7<text:tab/><text:tab/><text:tab/><text:tab/>jmp<text:tab/>hajime</text:p>
      <text:p text:style-name="P4"><text:s/>0025 <text:s/>A2 001C R<text:tab/><text:tab/>cold2:<text:tab/>mov<text:tab/>froid,al</text:p>
      <text:p text:style-name="P4"><text:s/>0028 <text:s/>47<text:tab/><text:tab/><text:tab/><text:tab/>inc<text:tab/>di</text:p>
      <text:p text:style-name="P4"><text:s/>0029 <text:s/>EB E1<text:tab/><text:tab/><text:tab/><text:tab/>jmp<text:tab/>hajime</text:p>
      <text:p text:style-name="P4"/>
      <text:p text:style-name="P4"><text:s/>002B <text:s/>3A 06 001D R<text:tab/><text:tab/>warm:<text:tab/>cmp<text:tab/>al,wrm</text:p>
      <text:p text:style-name="P4"><text:s/>002F <text:s/>77 03<text:tab/><text:tab/><text:tab/><text:tab/>ja<text:tab/>warm2</text:p>
      <text:p text:style-name="P4"><text:s/>0031 <text:s/>47<text:tab/><text:tab/><text:tab/><text:tab/>inc<text:tab/>di</text:p>
      <text:p text:style-name="P4"><text:s/>0032 <text:s/>EB D8<text:tab/><text:tab/><text:tab/><text:tab/>jmp<text:tab/>hajime</text:p>
      <text:p text:style-name="P4"><text:s/>0034 <text:s/>A2 001D R<text:tab/><text:tab/>warm2:<text:tab/>mov<text:tab/>wrm,al</text:p>
      <text:p text:style-name="P4"><text:s/>0037 <text:s/>47<text:tab/><text:tab/><text:tab/><text:tab/>inc<text:tab/>di</text:p>
      <text:p text:style-name="P4"><text:s/>0038 <text:s/>EB D2<text:tab/><text:tab/><text:tab/><text:tab/>jmp<text:tab/>hajime</text:p>
      <text:p text:style-name="P4"><text:tab/><text:tab/><text:tab/><text:tab/><text:tab/></text:p>
      <text:p text:style-name="P4"><text:tab/><text:tab/><text:tab/><text:tab/><text:tab/><text:tab/><text:tab/><text:tab/></text:p>
      <text:p text:style-name="P4"><text:s/>003A<text:tab/><text:tab/><text:tab/><text:tab/>shi:</text:p>
      <text:p text:style-name="P4"><text:s/>003A <text:s/>B8 4C00<text:tab/><text:tab/><text:tab/><text:tab/>mov<text:tab/>ax,4c00h</text:p>
      <text:p text:style-name="P4"><text:s/>003D <text:s/>CD 21<text:tab/><text:tab/><text:tab/><text:tab/>int<text:tab/>21h</text:p>
      <text:p text:style-name="P4"/>
      <text:p text:style-name="P4"><text:s/>003F<text:tab/><text:tab/><text:tab/><text:tab/>main<text:tab/>ENDP</text:p>
      <text:p text:style-name="P4"><text:s/>003F<text:tab/><text:tab/><text:tab/><text:tab/>code<text:tab/>ENDS</text:p>
      <text:p text:style-name="P4"/>
      <text:p text:style-name="P4"><text:s/>0000<text:tab/><text:tab/><text:tab/><text:tab/>data<text:tab/>SEGMENT</text:p>
      <text:p text:style-name="P4"><text:s/>0000 0B 0C 07 05 02 02<text:tab/><text:tab/>temp<text:tab/>db<text:tab/>11,12,7,5,2,2,-1,-3,-5,-9,-1,0,2,1,2,3,22,15,10,9,7,-10,-19,-22,1,2,4,3<text:tab/></text:p>
      <text:p text:style-name="P4"><text:s text:c="7"/>FF FD FB F7 FF 00</text:p>
      <text:p text:style-name="P4"><text:s text:c="7"/>02 01 02 03 16 0F</text:p>
      <text:p text:style-name="P4"><text:s text:c="7"/>0A 09 07 F6 ED EA</text:p>
      <text:p text:style-name="P4"><text:s text:c="7"/>01 02 04 03</text:p>
      <text:p text:style-name="P4"><text:s/>001C 00<text:tab/><text:tab/><text:tab/>froid<text:tab/>db<text:tab/>0</text:p>
      <text:p text:style-name="P4"><text:s/>001D 00<text:tab/><text:tab/><text:tab/>wrm<text:tab/>db<text:tab/>0</text:p>
      <text:p text:style-name="P4"><text:s/>001E<text:tab/><text:tab/><text:tab/><text:tab/>data<text:tab/>ENDS</text:p>
      <text:p text:style-name="P4"/>
      <text:p text:style-name="P4"><text:tab/><text:tab/><text:tab/><text:tab/><text:tab/><text:tab/>END</text:p>
      <text:p text:style-name="P4"/>
      <text:p text:style-name="P4">Microsoft (R) Macro Assembler Version 6.11d<text:tab/><text:tab/> <text:s text:c="3"/>11/12/08 15:44:46</text:p>
      <text:p text:style-name="P4">1.asm<text:tab/><text:tab/><text:tab/><text:tab/><text:tab/><text:tab/><text:tab/> <text:s text:c="4"/>Symbols 2 - 1</text:p>
      <text:p text:style-name="P4"/>
      <text:p text:style-name="P4"/>
      <text:p text:style-name="P4"/>
      <text:p text:style-name="P4"/>
      <text:p text:style-name="P4">Segments and Groups:</text:p>
      <text:p text:style-name="P4"/>
      <text:p text:style-name="P4"><text:s text:c="16"/>N a m e <text:s text:c="16"/>Size <text:s text:c="4"/>Length <text:s text:c="2"/>Align <text:s text:c="2"/>Combine Class</text:p>
      <text:p text:style-name="P4"><text:soft-page-break/></text:p>
      <text:p text:style-name="P4">code . . . . . . . . . . . . . .<text:tab/>16 Bit<text:tab/> 003F<text:tab/> <text:s/>Para<text:tab/> <text:s/>Private </text:p>
      <text:p text:style-name="P4">data . . . . . . . . . . . . . .<text:tab/>16 Bit<text:tab/> 001E<text:tab/> <text:s/>Para<text:tab/> <text:s/>Private </text:p>
      <text:p text:style-name="P4"/>
      <text:p text:style-name="P4"/>
      <text:p text:style-name="P4">Procedures, <text:s/>parameters and locals:</text:p>
      <text:p text:style-name="P4"/>
      <text:p text:style-name="P4"><text:s text:c="16"/>N a m e <text:s text:c="16"/>Type <text:s text:c="4"/>Value <text:s text:c="3"/>Attr</text:p>
      <text:p text:style-name="P4"/>
      <text:p text:style-name="P4">main . . . . . . . . . . . . . .<text:tab/>P Near<text:tab/> 0000<text:tab/> <text:s/>code<text:tab/>Length= 003F Public</text:p>
      <text:p text:style-name="P4"><text:s text:c="2"/>init . . . . . . . . . . . . .<text:tab/>L Near<text:tab/> 0000<text:tab/> <text:s/>code<text:tab/></text:p>
      <text:p text:style-name="P4"><text:s text:c="2"/>hajime . . . . . . . . . . . .<text:tab/>L Near<text:tab/> 000C<text:tab/> <text:s/>code<text:tab/></text:p>
      <text:p text:style-name="P4"><text:s text:c="2"/>cold . . . . . . . . . . . . .<text:tab/>L Near<text:tab/> 001C<text:tab/> <text:s/>code<text:tab/></text:p>
      <text:p text:style-name="P4"><text:s text:c="2"/>cold2 <text:s/>. . . . . . . . . . . .<text:tab/>L Near<text:tab/> 0025<text:tab/> <text:s/>code<text:tab/></text:p>
      <text:p text:style-name="P4"><text:s text:c="2"/>warm . . . . . . . . . . . . .<text:tab/>L Near<text:tab/> 002B<text:tab/> <text:s/>code<text:tab/></text:p>
      <text:p text:style-name="P4"><text:s text:c="2"/>warm2 <text:s/>. . . . . . . . . . . .<text:tab/>L Near<text:tab/> 0034<text:tab/> <text:s/>code<text:tab/></text:p>
      <text:p text:style-name="P4"><text:s text:c="2"/>shi <text:s/>. . . . . . . . . . . . .<text:tab/>L Near<text:tab/> 003A<text:tab/> <text:s/>code<text:tab/></text:p>
      <text:p text:style-name="P4"/>
      <text:p text:style-name="P4"/>
      <text:p text:style-name="P4">Symbols:</text:p>
      <text:p text:style-name="P4"/>
      <text:p text:style-name="P4"><text:s text:c="16"/>N a m e <text:s text:c="16"/>Type <text:s text:c="4"/>Value <text:s text:c="3"/>Attr</text:p>
      <text:p text:style-name="P4"/>
      <text:p text:style-name="P4">froid <text:s/>. . . . . . . . . . . . .<text:tab/>Byte<text:tab/> 001C<text:tab/> <text:s/>data<text:tab/></text:p>
      <text:p text:style-name="P4">temp . . . . . . . . . . . . . .<text:tab/>Byte<text:tab/> 0000<text:tab/> <text:s/>data<text:tab/></text:p>
      <text:p text:style-name="P4">wrm <text:s/>. . . . . . . . . . . . . .<text:tab/>Byte<text:tab/> 001D<text:tab/> <text:s/>data<text:tab/></text:p>
      <text:p text:style-name="P4"/>
      <text:p text:style-name="P4"><text:tab/> <text:s text:c="2"/>0 Warnings</text:p>
      <text:p text:style-name="P4"><text:tab/> <text:s text:c="2"/>0 Err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2.3 Flow Chart</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4 Results</text:p>
      <text:p text:style-name="P3"><text:span text:style-name="T2"/></text:p>
      <text:p text:style-name="P3"><text:span text:style-name="T2">Capture file written by TCAP 3.0, TCAP Copyright(c) 1998 Tim Kannel</text:span></text:p>
      <text:p text:style-name="P3"><text:span text:style-name="T2"/></text:p>
      <text:p text:style-name="P3"><text:span text:style-name="T2">G:\ELECTR~1\SEMEST~1\243-31~1\LAB10~1\1&gt;debug 1.exe</text:span></text:p>
      <text:p text:style-name="P3"><text:span text:style-name="T2">-d</text:span></text:p>
      <text:p text:style-name="P3"><text:span text:style-name="T2">0E3B:0000 <text:s/>B8 3F 0E 8E D8 B8 00 00-8D 3E 00 00 83 FF 1C 74 <text:s text:c="2"/>.?.......&gt;.....t</text:span></text:p>
      <text:p text:style-name="P3"><text:span text:style-name="T2">0E3B:0010 <text:s/>29 8A 05 3C 00 7F 14 7C-03 47 EB F0 3A 06 1C 00 <text:s text:c="2"/>)..&lt;...|.G..:...</text:span></text:p>
      <text:p text:style-name="P3"><text:span text:style-name="T2">0E3B:0020 <text:s/>7C 03 47 EB E7 A2 1C 00-47 EB E1 3A 06 1D 00 77 <text:s text:c="2"/>|.G.....G..:...w</text:span></text:p>
      <text:p text:style-name="P3"><text:span text:style-name="T2">0E3B:0030 <text:s/>03 47 EB D8 A2 1D 00 47-EB D2 B8 00 4C CD 21 00 <text:s text:c="2"/>.G.....G....L.!.</text:span></text:p>
      <text:p text:style-name="P3"><text:span text:style-name="T2">0E3B:0040 <text:s/>0B 0C 07 05 02 02 FF FD-FB F7 FF 00 02 01 02 03 <text:s text:c="2"/>................</text:span></text:p>
      <text:p text:style-name="P3"><text:span text:style-name="T2">0E3B:0050 <text:s/>16 0F 0A 09 07 F6 ED EA-01 02 04 03 </text:span><text:span text:style-name="T3">00 00 </text:span><text:span text:style-name="T2">20 6F <text:s text:c="2"/>.............. o</text:span></text:p>
      <text:p text:style-name="P3"><text:span text:style-name="T2">0E3B:0060 <text:s/>72 20 70 61 74 68 20 66-6F 72 20 79 6F 75 72 20 <text:s text:c="2"/>r path for your </text:span></text:p>
      <text:p text:style-name="P3"><text:span text:style-name="T2">0E3B:0070 <text:s/>64 65 73 74 69 6E 61 74-69 6F 6E 20 66 69 6C 65 <text:s text:c="2"/>destination file</text:span></text:p>
      <text:p text:style-name="P3"><text:span text:style-name="T2">-g</text:span></text:p>
      <text:p text:style-name="P3"><text:span text:style-name="T2"/></text:p>
      <text:p text:style-name="P3"><text:span text:style-name="T2">Program terminated normally</text:span></text:p>
      <text:p text:style-name="P3"><text:span text:style-name="T2">-d cs:0</text:span></text:p>
      <text:p text:style-name="P3"><text:span text:style-name="T2">0E3B:0000 <text:s/>B8 3F 0E 8E D8 B8 00 00-8D 3E 00 00 83 FF 1C 74 <text:s text:c="2"/>.?.......&gt;.....t</text:span></text:p>
      <text:p text:style-name="P3"><text:span text:style-name="T2">0E3B:0010 <text:s/>29 8A 05 3C 00 7F 14 7C-03 47 EB F0 3A 06 1C 00 <text:s text:c="2"/>)..&lt;...|.G..:...</text:span></text:p>
      <text:p text:style-name="P3"><text:span text:style-name="T2">0E3B:0020 <text:s/>7C 03 47 EB E7 A2 1C 00-47 EB E1 3A 06 1D 00 77 <text:s text:c="2"/>|.G.....G..:...w</text:span></text:p>
      <text:p text:style-name="P3"><text:span text:style-name="T2">0E3B:0030 <text:s/>03 47 EB D8 A2 1D 00 47-EB D2 B8 00 4C CD 21 00 <text:s text:c="2"/>.G.....G....L.!.</text:span></text:p>
      <text:p text:style-name="P3"><text:span text:style-name="T2">0E3B:0040 <text:s/>0B 0C 07 05 02 02 FF FD-FB F7 FF 00 02 01 02 03 <text:s text:c="2"/>................</text:span></text:p>
      <text:p text:style-name="P3"><text:span text:style-name="T2">0E3B:0050 <text:s/>16 0F 0A 09 07 F6 ED EA-01 02 04 03 </text:span><text:span text:style-name="T3">EA 16</text:span><text:span text:style-name="T2"> 20 6F <text:s text:c="2"/>.............. o</text:span></text:p>
      <text:p text:style-name="P3"><text:span text:style-name="T2">0E3B:0060 <text:s/>72 20 70 61 74 68 20 66-6F 72 20 79 6F 75 72 20 <text:s text:c="2"/>r path for your </text:span></text:p>
      <text:p text:style-name="P3"><text:span text:style-name="T2">0E3B:0070 <text:s/>64 65 73 74 69 6E 61 74-69 6F 6E 20 66 69 6C 65 <text:s text:c="2"/>destination file</text:span></text:p>
      <text:p text:style-name="P3"><text:span text:style-name="T2">-q</text:span></text:p>
      <text:p text:style-name="P3"><text:span text:style-name="T2"/></text:p>
      <text:p text:style-name="P3"><text:span text:style-name="T2">G:\ELECTR~1\SEMEST~1\243-31~1\LAB10~1\1&gt;tcap/u</text:span></text:p>
      <text:p text:style-name="P3"/>
      <text:p text:style-name="P3"/>
      <text:p text:style-name="P3"/>
      <text:p text:style-name="P4">The first byte is the coldest day of the month, while the second byte is the hottest day of the month. The first byte (0EAh) is a signed byte and in this case a negative value of -22 (in decimal). While the hottest day is +22 (16h). These are the correct values as seen from the laboratory instruction shee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3. Step 2</text:p>
      <text:p text:style-name="P2">3.1 Source Code</text:p>
      <text:p text:style-name="P2"/>
      <text:p text:style-name="P1">; PROGRAM: 10_2.ASM</text:p>
      <text:p text:style-name="P1">;</text:p>
      <text:p text:style-name="P1">; AUTHOR: Calvin O. Ference</text:p>
      <text:p text:style-name="P1">;</text:p>
      <text:p text:style-name="P1">; DESCRIPTION: <text:s/>Looping, Indexing <text:s/>and I/O</text:p>
      <text:p text:style-name="P1">; </text:p>
      <text:p text:style-name="P1">; </text:p>
      <text:p text:style-name="P1"/>
      <text:p text:style-name="P1"><text:s text:c="8"/>ASSUME<text:tab/>cs:code, ds:data</text:p>
      <text:p text:style-name="P1"/>
      <text:p text:style-name="P1">code <text:s text:c="3"/>SEGMENT</text:p>
      <text:p text:style-name="P1">main <text:s text:c="3"/>PROC <text:s text:c="2"/></text:p>
      <text:p text:style-name="P1"/>
      <text:p text:style-name="P1">init:<text:tab/>mov<text:tab/>ax,data</text:p>
      <text:p text:style-name="P1"><text:tab/>mov<text:tab/>ds,ax</text:p>
      <text:p text:style-name="P1"><text:tab/>mov<text:tab/>ax,0</text:p>
      <text:p text:style-name="P1"><text:tab/>lea<text:tab/>di,kanji</text:p>
      <text:p text:style-name="P1"><text:tab/>lea<text:tab/>si,buff</text:p>
      <text:p text:style-name="P1"/>
      <text:p text:style-name="P1">hajime:<text:tab/>cmp<text:tab/>di,33<text:tab/><text:tab/>;this checks if di is at the final value</text:p>
      <text:p text:style-name="P1"><text:tab/>je<text:tab/>shi</text:p>
      <text:p text:style-name="P1"><text:tab/>mov<text:tab/>al,[di]</text:p>
      <text:p text:style-name="P1"><text:tab/>cmp<text:tab/>al,40h<text:tab/>;this will check if the value is a number</text:p>
      <text:p text:style-name="P1"><text:tab/>jb<text:tab/>ingore<text:tab/><text:tab/>;if so then jump to ingore</text:p>
      <text:p text:style-name="P1"><text:tab/>cmp<text:tab/>al,5Bh<text:tab/>;this checks if the value is a Upper Case value</text:p>
      <text:p text:style-name="P1"><text:tab/>jb<text:tab/>upperc<text:tab/><text:tab/></text:p>
      <text:p text:style-name="P1"><text:tab/>cmp<text:tab/>al,7Bh<text:tab/>;and this checks if the value is lower case</text:p>
      <text:p text:style-name="P1"><text:tab/>jb<text:tab/>lowerc</text:p>
      <text:p text:style-name="P1"/>
      <text:p text:style-name="P1">upperc:<text:tab/><text:tab/>add<text:tab/>al,20h<text:tab/><text:tab/>;this transforms from Upper to lower case</text:p>
      <text:p text:style-name="P1"><text:tab/>mov<text:tab/>[si],al<text:tab/><text:tab/>;sending back to memory</text:p>
      <text:p text:style-name="P1"><text:tab/>inc<text:tab/>di</text:p>
      <text:p text:style-name="P1"><text:tab/>inc<text:tab/>si</text:p>
      <text:p text:style-name="P1"><text:tab/>jmp<text:tab/>hajime</text:p>
      <text:p text:style-name="P1"/>
      <text:p text:style-name="P1">lowerc:<text:tab/><text:tab/>sub<text:tab/>al,20h<text:tab/><text:tab/>;converting into lower case</text:p>
      <text:p text:style-name="P1"><text:tab/>mov<text:tab/>[si],al</text:p>
      <text:p text:style-name="P1"><text:tab/>inc<text:tab/>di</text:p>
      <text:p text:style-name="P1"><text:tab/>inc<text:tab/>si</text:p>
      <text:p text:style-name="P1"><text:tab/>jmp<text:tab/>hajime</text:p>
      <text:p text:style-name="P1"><text:tab/></text:p>
      <text:p text:style-name="P1"/>
      <text:p text:style-name="P1">ingore:<text:tab/>inc<text:tab/>di<text:tab/><text:tab/>;nothing much here</text:p>
      <text:p text:style-name="P1"><text:tab/>jmp<text:tab/>hajime<text:tab/><text:tab/>;just ingores the number</text:p>
      <text:p text:style-name="P1"><text:tab/></text:p>
      <text:p text:style-name="P1"><text:tab/><text:tab/><text:tab/><text:tab/></text:p>
      <text:p text:style-name="P1"><text:soft-page-break/>shi:</text:p>
      <text:p text:style-name="P1"><text:tab/>mov<text:tab/>ax,4c00h</text:p>
      <text:p text:style-name="P1"><text:tab/>int<text:tab/>21h</text:p>
      <text:p text:style-name="P1"/>
      <text:p text:style-name="P1">main<text:tab/>ENDP</text:p>
      <text:p text:style-name="P1">code<text:tab/>ENDS</text:p>
      <text:p text:style-name="P1"/>
      <text:p text:style-name="P1">data<text:tab/>SEGMENT</text:p>
      <text:p text:style-name="P1">kanji<text:tab/>db<text:tab/>"0","3","o","H","4","t","0","H","O","3","S","E","c","r","7","a","z","5","y","r","3","U","S","4","K","I","3","8","I","S","5","w"</text:p>
      <text:p text:style-name="P1">buff<text:tab/>db<text:tab/>32 dup (0)</text:p>
      <text:p text:style-name="P1">data<text:tab/>ENDS</text:p>
      <text:p text:style-name="P1"/>
      <text:p text:style-name="P1"><text:tab/><text:tab/>END</text:p>
      <text:p text:style-name="P1"/>
      <text:p text:style-name="P2">3.2 List File</text:p>
      <text:p text:style-name="P1"/>
      <text:p text:style-name="P1">Microsoft (R) Macro Assembler Version 6.11d<text:tab/><text:tab/> <text:s text:c="3"/>11/12/08 16:20:08</text:p>
      <text:p text:style-name="P1">2.asm<text:tab/><text:tab/><text:tab/><text:tab/><text:tab/><text:tab/><text:tab/> <text:s text:c="4"/>Page 1 - 1</text:p>
      <text:p text:style-name="P1"/>
      <text:p text:style-name="P1"/>
      <text:p text:style-name="P1"><text:tab/><text:tab/><text:tab/><text:tab/>; PROGRAM: 10_2.ASM</text:p>
      <text:p text:style-name="P1"><text:tab/><text:tab/><text:tab/><text:tab/>;</text:p>
      <text:p text:style-name="P1"><text:tab/><text:tab/><text:tab/><text:tab/>; AUTHOR: Calvin O. Ference</text:p>
      <text:p text:style-name="P1"><text:tab/><text:tab/><text:tab/><text:tab/>;</text:p>
      <text:p text:style-name="P1"><text:tab/><text:tab/><text:tab/><text:tab/>; DESCRIPTION: <text:s/>Looping, Indexing <text:s/>and I/O</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mov<text:tab/>ds,ax</text:p>
      <text:p text:style-name="P1"><text:s/>0005 <text:s/>B8 0000<text:tab/><text:tab/><text:tab/><text:tab/>mov<text:tab/>ax,0</text:p>
      <text:p text:style-name="P1"><text:s/>0008 <text:s/>8D 3E 0000 R<text:tab/><text:tab/><text:tab/>lea<text:tab/>di,kanji</text:p>
      <text:p text:style-name="P1"><text:s/>000C <text:s/>8D 36 0020 R<text:tab/><text:tab/><text:tab/>lea<text:tab/>si,buff</text:p>
      <text:p text:style-name="P1"/>
      <text:p text:style-name="P1"><text:s/>0010 <text:s/>83 FF 21<text:tab/><text:tab/><text:tab/>hajime:<text:tab/>cmp<text:tab/>di,33<text:tab/><text:tab/>;this checks if di is at the final value</text:p>
      <text:p text:style-name="P1"><text:s/>0013 <text:s/>74 21<text:tab/><text:tab/><text:tab/><text:tab/>je<text:tab/>shi</text:p>
      <text:p text:style-name="P1"><text:s/>0015 <text:s/>8A 05<text:tab/><text:tab/><text:tab/><text:tab/>mov<text:tab/>al,[di]</text:p>
      <text:p text:style-name="P1"><text:s/>0017 <text:s/>3C 40<text:tab/><text:tab/><text:tab/><text:tab/>cmp<text:tab/>al,40h<text:tab/>;this will check if the value is a number</text:p>
      <text:p text:style-name="P1"><text:s/>0019 <text:s/>72 18<text:tab/><text:tab/><text:tab/><text:tab/>jb<text:tab/>ingore<text:tab/><text:tab/>;if so then jump to ingore</text:p>
      <text:p text:style-name="P1"><text:s/>001B <text:s/>3C 5B<text:tab/><text:tab/><text:tab/><text:tab/>cmp<text:tab/>al,5Bh<text:tab/>;this checks if the value is a Upper Case value</text:p>
      <text:p text:style-name="P1"><text:s/>001D <text:s/>72 04<text:tab/><text:tab/><text:tab/><text:tab/>jb<text:tab/>upperc<text:tab/><text:tab/></text:p>
      <text:p text:style-name="P1"><text:soft-page-break/><text:s/>001F <text:s/>3C 7B<text:tab/><text:tab/><text:tab/><text:tab/>cmp<text:tab/>al,7Bh<text:tab/>;and this checks if the value is lower case</text:p>
      <text:p text:style-name="P1"><text:s/>0021 <text:s/>72 08<text:tab/><text:tab/><text:tab/><text:tab/>jb<text:tab/>lowerc</text:p>
      <text:p text:style-name="P1"/>
      <text:p text:style-name="P1"><text:s/>0023 <text:s/>04 20<text:tab/><text:tab/><text:tab/>upperc:<text:tab/><text:tab/>add<text:tab/>al,20h<text:tab/><text:tab/>;this transforms from Upper to lower case</text:p>
      <text:p text:style-name="P1"><text:s/>0025 <text:s/>88 04<text:tab/><text:tab/><text:tab/><text:tab/>mov<text:tab/>[si],al<text:tab/><text:tab/>;sending back to memory</text:p>
      <text:p text:style-name="P1"><text:s/>0027 <text:s/>47<text:tab/><text:tab/><text:tab/><text:tab/>inc<text:tab/>di</text:p>
      <text:p text:style-name="P1"><text:s/>0028 <text:s/>46<text:tab/><text:tab/><text:tab/><text:tab/>inc<text:tab/>si</text:p>
      <text:p text:style-name="P1"><text:s/>0029 <text:s/>EB E5<text:tab/><text:tab/><text:tab/><text:tab/>jmp<text:tab/>hajime</text:p>
      <text:p text:style-name="P1"/>
      <text:p text:style-name="P1"><text:s/>002B <text:s/>2C 20<text:tab/><text:tab/><text:tab/>lowerc:<text:tab/><text:tab/>sub<text:tab/>al,20h<text:tab/><text:tab/>;converting into lower case</text:p>
      <text:p text:style-name="P1"><text:s/>002D <text:s/>88 04<text:tab/><text:tab/><text:tab/><text:tab/>mov<text:tab/>[si],al</text:p>
      <text:p text:style-name="P1"><text:s/>002F <text:s/>47<text:tab/><text:tab/><text:tab/><text:tab/>inc<text:tab/>di</text:p>
      <text:p text:style-name="P1"><text:s/>0030 <text:s/>46<text:tab/><text:tab/><text:tab/><text:tab/>inc<text:tab/>si</text:p>
      <text:p text:style-name="P1"><text:s/>0031 <text:s/>EB DD<text:tab/><text:tab/><text:tab/><text:tab/>jmp<text:tab/>hajime</text:p>
      <text:p text:style-name="P1"><text:tab/><text:tab/><text:tab/><text:tab/><text:tab/></text:p>
      <text:p text:style-name="P1"/>
      <text:p text:style-name="P1"><text:s/>0033 <text:s/>47<text:tab/><text:tab/><text:tab/>ingore:<text:tab/>inc<text:tab/>di<text:tab/><text:tab/>;nothing much here</text:p>
      <text:p text:style-name="P1"><text:s/>0034 <text:s/>EB DA<text:tab/><text:tab/><text:tab/><text:tab/>jmp<text:tab/>hajime<text:tab/><text:tab/>;just ingores the number</text:p>
      <text:p text:style-name="P1"><text:tab/><text:tab/><text:tab/><text:tab/><text:tab/></text:p>
      <text:p text:style-name="P1"><text:tab/><text:tab/><text:tab/><text:tab/><text:tab/><text:tab/><text:tab/><text:tab/></text:p>
      <text:p text:style-name="P1"><text:s/>0036<text:tab/><text:tab/><text:tab/><text:tab/>shi:</text:p>
      <text:p text:style-name="P1"><text:s/>0036 <text:s/>B8 4C00<text:tab/><text:tab/><text:tab/><text:tab/>mov<text:tab/>ax,4c00h</text:p>
      <text:p text:style-name="P1"><text:s/>0039 <text:s/>CD 21<text:tab/><text:tab/><text:tab/><text:tab/>int<text:tab/>21h</text:p>
      <text:p text:style-name="P1"/>
      <text:p text:style-name="P1"><text:s/>003B<text:tab/><text:tab/><text:tab/><text:tab/>main<text:tab/>ENDP</text:p>
      <text:p text:style-name="P1"><text:s/>003B<text:tab/><text:tab/><text:tab/><text:tab/>code<text:tab/>ENDS</text:p>
      <text:p text:style-name="P1"/>
      <text:p text:style-name="P1"><text:s/>0000<text:tab/><text:tab/><text:tab/><text:tab/>data<text:tab/>SEGMENT</text:p>
      <text:p text:style-name="P1"><text:s/>0000 30 33 6F 48 34 74<text:tab/><text:tab/>kanji<text:tab/>db<text:tab/>"0","3","o","H","4","t","0","H","O","3","S","E","c","r","7","a","z","5","y","r","3","U","S","4","K","I","3","8","I","S","5","w"</text:p>
      <text:p text:style-name="P1"><text:s text:c="7"/>30 48 4F 33 53 45</text:p>
      <text:p text:style-name="P1"><text:s text:c="7"/>63 72 37 61 7A 35</text:p>
      <text:p text:style-name="P1"><text:s text:c="7"/>79 72 33 55 53 34</text:p>
      <text:p text:style-name="P1"><text:s text:c="7"/>4B 49 33 38 49 53</text:p>
      <text:p text:style-name="P1"><text:s text:c="7"/>35 77</text:p>
      <text:p text:style-name="P1"><text:s/>0020 <text:s/>0020 [<text:tab/><text:tab/><text:tab/>buff<text:tab/>db<text:tab/>32 dup (0)</text:p>
      <text:p text:style-name="P1"><text:s text:c="8"/>00</text:p>
      <text:p text:style-name="P1"><text:s text:c="7"/>]</text:p>
      <text:p text:style-name="P1"><text:s/>0040<text:tab/><text:tab/><text:tab/><text:tab/>data<text:tab/>ENDS</text:p>
      <text:p text:style-name="P1"/>
      <text:p text:style-name="P1"><text:tab/><text:tab/><text:tab/><text:tab/><text:tab/><text:tab/>END</text:p>
      <text:p text:style-name="P1"/>
      <text:p text:style-name="P1">Microsoft (R) Macro Assembler Version 6.11d<text:tab/><text:tab/> <text:s text:c="3"/>11/12/08 16:20:08</text:p>
      <text:p text:style-name="P1">2.asm<text:tab/><text:tab/><text:tab/><text:tab/><text:tab/><text:tab/><text:tab/> <text:s text:c="4"/>Symbols 2 - 1</text:p>
      <text:p text:style-name="P1"/>
      <text:p text:style-name="P1"/>
      <text:p text:style-name="P1"/>
      <text:p text:style-name="P1"><text:soft-page-break/></text:p>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3B<text:tab/> <text:s/>Para<text:tab/> <text:s/>Private </text:p>
      <text:p text:style-name="P1">data . . . . . . . . . . . . . .<text:tab/>16 Bit<text:tab/> 0040<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3B Public</text:p>
      <text:p text:style-name="P1"><text:s text:c="2"/>init . . . . . . . . . . . . .<text:tab/>L Near<text:tab/> 0000<text:tab/> <text:s/>code<text:tab/></text:p>
      <text:p text:style-name="P1"><text:s text:c="2"/>hajime . . . . . . . . . . . .<text:tab/>L Near<text:tab/> 0010<text:tab/> <text:s/>code<text:tab/></text:p>
      <text:p text:style-name="P1"><text:s text:c="2"/>upperc . . . . . . . . . . . .<text:tab/>L Near<text:tab/> 0023<text:tab/> <text:s/>code<text:tab/></text:p>
      <text:p text:style-name="P1"><text:s text:c="2"/>lowerc . . . . . . . . . . . .<text:tab/>L Near<text:tab/> 002B<text:tab/> <text:s/>code<text:tab/></text:p>
      <text:p text:style-name="P1"><text:s text:c="2"/>ingore . . . . . . . . . . . .<text:tab/>L Near<text:tab/> 0033<text:tab/> <text:s/>code<text:tab/></text:p>
      <text:p text:style-name="P1"><text:s text:c="2"/>shi <text:s/>. . . . . . . . . . . . .<text:tab/>L Near<text:tab/> 0036<text:tab/> <text:s/>code<text:tab/></text:p>
      <text:p text:style-name="P1"/>
      <text:p text:style-name="P1"/>
      <text:p text:style-name="P1">Symbols:</text:p>
      <text:p text:style-name="P1"/>
      <text:p text:style-name="P1"><text:s text:c="16"/>N a m e <text:s text:c="16"/>Type <text:s text:c="4"/>Value <text:s text:c="3"/>Attr</text:p>
      <text:p text:style-name="P1"/>
      <text:p text:style-name="P1">buff . . . . . . . . . . . . . .<text:tab/>Byte<text:tab/> 0020<text:tab/> <text:s/>data<text:tab/></text:p>
      <text:p text:style-name="P1">kanji <text:s/>. . . . . . . . . . . . .<text:tab/>Byte<text:tab/> 0000<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3 Flow Ch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4 Results</text:p>
      <text:p text:style-name="P2"/>
      <text:p text:style-name="P1">The highlighted yellow ASCII values are the predefined values set in the data segment, while the highlighted green values are the ones that were converted or ignored in certain cases.</text:p>
      <text:p text:style-name="P1"/>
      <text:p text:style-name="P2">3.4.1 First Set of Results</text:p>
      <text:p text:style-name="P2"><text:span text:style-name="T2"/></text:p>
      <text:p text:style-name="P2"><text:span text:style-name="T2">Capture file written by TCAP 3.0, TCAP Copyright(c) 1998 Tim Kannel</text:span></text:p>
      <text:p text:style-name="P2"><text:span text:style-name="T2"/></text:p>
      <text:p text:style-name="P2"><text:span text:style-name="T2">G:\ELECTR~1\SEMEST~1\243-31~1\LAB10~1\2&gt;debug 2.exe</text:span></text:p>
      <text:p text:style-name="P2"><text:span text:style-name="T2">-d</text:span></text:p>
      <text:p text:style-name="P2"><text:span text:style-name="T2">0E3B:0000 <text:s/>B8 3F 0E 8E D8 B8 00 00-8D 3E 00 00 8D 36 20 00 <text:s text:c="2"/>.?.......&gt;...6 .</text:span></text:p>
      <text:p text:style-name="P2"><text:span text:style-name="T2">0E3B:0010 <text:s/>83 FF 21 74 21 8A 05 3C-40 72 18 3C 5B 72 04 3C <text:s text:c="2"/>..!t!..&lt;@r.&lt;[r.&lt;</text:span></text:p>
      <text:p text:style-name="P2"><text:span text:style-name="T2">0E3B:0020 <text:s/>7B 72 08 04 20 88 04 47-46 EB E5 2C 20 88 04 47 <text:s text:c="2"/>{r.. ..GF.., ..G</text:span></text:p>
      <text:p text:style-name="P2"><text:span text:style-name="T2">0E3B:0030 <text:s/>46 EB DD 47 EB DA B8 00-4C CD 21 00 00 00 00 00 <text:s text:c="2"/>F..G....L.!.....</text:span></text:p>
      <text:p text:style-name="P2"><text:span text:style-name="T2">0E3B:0040 <text:s/>55 6E 63 31 65 53 41 6D-49 73 33 76 69 4C 31 33 <text:s text:c="2"/></text:span><text:span text:style-name="T3">Unc1eSAmIs3viL13</text:span></text:p>
      <text:p text:style-name="P2"><text:span text:style-name="T2">0E3B:0050 <text:s/>33 37 4E 65 73 53 48 61-78 58 6F 52 6E 41 35 4D <text:s text:c="2"/></text:span><text:span text:style-name="T3">37NesSHaxXoRnA5M</text:span></text:p>
      <text:p text:style-name="P2"><text:span text:style-name="T2">0E3B:0060 <text:s/>00 00 00 00 00 00 00 00-00 00 00 00 00 00 00 00 <text:s text:c="2"/></text:span><text:span text:style-name="T4">................</text:span></text:p>
      <text:p text:style-name="P2"><text:span text:style-name="T2">0E3B:0070 <text:s/>00 00 00 00 00 00 00 00-00 00 00 00 00 00 00 00 <text:s text:c="2"/></text:span><text:span text:style-name="T4">................</text:span></text:p>
      <text:p text:style-name="P2"><text:span text:style-name="T2">-g</text:span></text:p>
      <text:p text:style-name="P2"><text:span text:style-name="T2"/></text:p>
      <text:p text:style-name="P2"><text:span text:style-name="T2">Program terminated normally</text:span></text:p>
      <text:p text:style-name="P2"><text:span text:style-name="T2">-d cs:0</text:span></text:p>
      <text:p text:style-name="P2"><text:span text:style-name="T2">0E3B:0000 <text:s/>B8 3F 0E 8E D8 B8 00 00-8D 3E 00 00 8D 36 20 00 <text:s text:c="2"/>.?.......&gt;...6 .</text:span></text:p>
      <text:p text:style-name="P2"><text:span text:style-name="T2">0E3B:0010 <text:s/>83 FF 21 74 21 8A 05 3C-40 72 18 3C 5B 72 04 3C <text:s text:c="2"/>..!t!..&lt;@r.&lt;[r.&lt;</text:span></text:p>
      <text:p text:style-name="P2"><text:span text:style-name="T2">0E3B:0020 <text:s/>7B 72 08 04 20 88 04 47-46 EB E5 2C 20 88 04 47 <text:s text:c="2"/>{r.. ..GF.., ..G</text:span></text:p>
      <text:p text:style-name="P2"><text:span text:style-name="T2">0E3B:0030 <text:s/>46 EB DD 47 EB DA B8 00-4C CD 21 00 00 00 00 00 <text:s text:c="2"/>F..G....L.!.....</text:span></text:p>
      <text:p text:style-name="P2"><text:span text:style-name="T2">0E3B:0040 <text:s/>55 6E 63 31 65 53 41 6D-49 73 33 76 69 4C 31 33 <text:s text:c="2"/></text:span><text:span text:style-name="T3">Unc1eSAmIs3viL13</text:span></text:p>
      <text:p text:style-name="P2"><text:span text:style-name="T2">0E3B:0050 <text:s/>33 37 4E 65 73 53 48 61-78 58 6F 52 6E 41 35 4D <text:s text:c="2"/></text:span><text:span text:style-name="T3">37NesSHaxXoRnA5M</text:span></text:p>
      <text:p text:style-name="P2"><text:span text:style-name="T2">0E3B:0060 <text:s/>75 4E 43 45 73 61 4D 69-53 56 49 6C 6E 45 53 73 <text:s text:c="2"/></text:span><text:span text:style-name="T4">uNCEsaMiSVIlnESs</text:span></text:p>
      <text:p text:style-name="P2"><text:span text:style-name="T2">0E3B:0070 <text:s/>68 41 58 78 4F 72 4E 61-6D 55 00 00 00 00 00 00 <text:s text:c="2"/></text:span><text:span text:style-name="T4">hAXxOrNamU......</text:span></text:p>
      <text:p text:style-name="P2"><text:span text:style-name="T2">-q</text:span></text:p>
      <text:p text:style-name="P2"><text:span text:style-name="T2"/></text:p>
      <text:p text:style-name="P2"><text:span text:style-name="T2">G:\ELECTR~1\SEMEST~1\243-31~1\LAB10~1\2&gt;tcap/u</text:span></text:p>
      <text:p text:style-name="P2"><text:span text:style-name="T2"/></text:p>
      <text:p text:style-name="P2"><text:span text:style-name="T2"/></text:p>
      <text:p text:style-name="P2"><text:span text:style-name="T2"/></text:p>
      <text:p text:style-name="P2">3.4.2 Second Set of Results</text:p>
      <text:p text:style-name="P2"><text:span text:style-name="T2"/></text:p>
      <text:p text:style-name="P2"><text:span text:style-name="T2">Capture file written by TCAP 3.0, TCAP Copyright(c) 1998 Tim Kannel</text:span></text:p>
      <text:p text:style-name="P2"><text:span text:style-name="T2"/></text:p>
      <text:p text:style-name="P2"><text:span text:style-name="T2">G:\ELECTR~1\SEMEST~1\243-31~1\LAB10~1\2&gt;debug 2.exe</text:span></text:p>
      <text:p text:style-name="P2"><text:span text:style-name="T2">-d</text:span></text:p>
      <text:p text:style-name="P2"><text:span text:style-name="T2">0E3B:0000 <text:s/>B8 3F 0E 8E D8 B8 00 00-8D 3E 00 00 8D 36 20 00 <text:s text:c="2"/>.?.......&gt;...6 .</text:span></text:p>
      <text:p text:style-name="P2"><text:span text:style-name="T2">0E3B:0010 <text:s/>83 FF 21 74 21 8A 05 3C-40 72 18 3C 5B 72 04 3C <text:s text:c="2"/>..!t!..&lt;@r.&lt;[r.&lt;</text:span></text:p>
      <text:p text:style-name="P2"><text:span text:style-name="T2">0E3B:0020 <text:s/>7B 72 08 04 20 88 04 47-46 EB E5 2C 20 88 04 47 <text:s text:c="2"/>{r.. ..GF.., ..G</text:span></text:p>
      <text:p text:style-name="P2"><text:span text:style-name="T2">0E3B:0030 <text:s/>46 EB DD 47 EB DA B8 00-4C CD 21 00 00 00 00 00 <text:s text:c="2"/>F..G....L.!.....</text:span></text:p>
      <text:p text:style-name="P2"><text:span text:style-name="T2">0E3B:0040 <text:s/>73 33 36 4C 41 35 43 39-4B 33 33 77 32 41 37 52 <text:s text:c="2"/></text:span><text:span text:style-name="T3">s36LA5C9K33w2A7R</text:span></text:p>
      <text:p text:style-name="P2"><text:span text:style-name="T2">0E3B:0050 <text:s/>45 35 33 6C 49 4E 33 55-33 58 33 66 74 33 35 77 <text:s text:c="2"/></text:span><text:span text:style-name="T3">E53lIN3U3X3ft35w</text:span></text:p>
      <text:p text:style-name="P2"><text:soft-page-break/><text:span text:style-name="T2">0E3B:0060 <text:s/>00 00 00 00 00 00 00 00-00 00 00 00 00 00 00 00 <text:s text:c="2"/></text:span><text:span text:style-name="T4">................</text:span></text:p>
      <text:p text:style-name="P2"><text:span text:style-name="T2">0E3B:0070 <text:s/>00 00 00 00 00 00 00 00-00 00 00 00 00 00 00 00 <text:s text:c="2"/></text:span><text:span text:style-name="T4">................</text:span></text:p>
      <text:p text:style-name="P2"><text:span text:style-name="T2">-g</text:span></text:p>
      <text:p text:style-name="P2"><text:span text:style-name="T2"/></text:p>
      <text:p text:style-name="P2"><text:span text:style-name="T2">Program terminated normally</text:span></text:p>
      <text:p text:style-name="P2"><text:span text:style-name="T2">-d cs:0</text:span></text:p>
      <text:p text:style-name="P2"><text:span text:style-name="T2">0E3B:0000 <text:s/>B8 3F 0E 8E D8 B8 00 00-8D 3E 00 00 8D 36 20 00 <text:s text:c="2"/>.?.......&gt;...6 .</text:span></text:p>
      <text:p text:style-name="P2"><text:span text:style-name="T2">0E3B:0010 <text:s/>83 FF 21 74 21 8A 05 3C-40 72 18 3C 5B 72 04 3C <text:s text:c="2"/>..!t!..&lt;@r.&lt;[r.&lt;</text:span></text:p>
      <text:p text:style-name="P2"><text:span text:style-name="T2">0E3B:0020 <text:s/>7B 72 08 04 20 88 04 47-46 EB E5 2C 20 88 04 47 <text:s text:c="2"/>{r.. ..GF.., ..G</text:span></text:p>
      <text:p text:style-name="P2"><text:span text:style-name="T2">0E3B:0030 <text:s/>46 EB DD 47 EB DA B8 00-4C CD 21 00 00 00 00 00 <text:s text:c="2"/>F..G....L.!.....</text:span></text:p>
      <text:p text:style-name="P2"><text:span text:style-name="T2">0E3B:0040 <text:s/>73 33 36 4C 41 35 43 39-4B 33 33 77 32 41 37 52 <text:s/></text:span><text:span text:style-name="T3"><text:s/>s36LA5C9K33w2A7R</text:span></text:p>
      <text:p text:style-name="P2"><text:span text:style-name="T2">0E3B:0050 <text:s/>45 35 33 6C 49 4E 33 55-33 58 33 66 74 33 35 77 <text:s text:c="2"/></text:span><text:span text:style-name="T3">E53lIN3U3X3ft35w</text:span></text:p>
      <text:p text:style-name="P2"><text:span text:style-name="T2">0E3B:0060 <text:s/>53 6C 61 63 6B 57 61 72-65 4C 69 6E 75 78 46 54 <text:s text:c="2"/></text:span><text:span text:style-name="T4">SlackWareLinuxFT</text:span></text:p>
      <text:p text:style-name="P2"><text:span text:style-name="T2">0E3B:0070 <text:s/>57 73 00 00 00 00 00 00-00 00 00 00 00 00 00 00 <text:s text:c="2"/></text:span><text:span text:style-name="T4">Ws..............</text:span></text:p>
      <text:p text:style-name="P2"><text:span text:style-name="T2">-q</text:span></text:p>
      <text:p text:style-name="P2"><text:span text:style-name="T2"/></text:p>
      <text:p text:style-name="P2"><text:span text:style-name="T2">G:\ELECTR~1\SEMEST~1\243-31~1\LAB10~1\2&gt;tcap/u</text:span></text:p>
      <text:p text:style-name="P2"><text:span text:style-name="T2"/></text:p>
      <text:p text:style-name="P2"><text:span text:style-name="T2"/></text:p>
      <text:p text:style-name="P2"><text:span text:style-name="T2"/></text:p>
      <text:p text:style-name="P2">3.4.3 Third Set of Results</text:p>
      <text:p text:style-name="P2"><text:span text:style-name="T2"/></text:p>
      <text:p text:style-name="P2"><text:span text:style-name="T2">Capture file written by TCAP 3.0, TCAP Copyright(c) 1998 Tim Kannel</text:span></text:p>
      <text:p text:style-name="P2"><text:span text:style-name="T2"/></text:p>
      <text:p text:style-name="P2"><text:span text:style-name="T2">G:\ELECTR~1\SEMEST~1\243-31~1\LAB10~1\2&gt;debug 2.exe</text:span></text:p>
      <text:p text:style-name="P2"><text:span text:style-name="T2">-d</text:span></text:p>
      <text:p text:style-name="P2"><text:span text:style-name="T2">0E3B:0000 <text:s/>B8 3F 0E 8E D8 B8 00 00-8D 3E 00 00 8D 36 20 00 <text:s text:c="2"/>.?.......&gt;...6 .</text:span></text:p>
      <text:p text:style-name="P2"><text:span text:style-name="T2">0E3B:0010 <text:s/>83 FF 21 74 21 8A 05 3C-40 72 18 3C 5B 72 04 3C <text:s text:c="2"/>..!t!..&lt;@r.&lt;[r.&lt;</text:span></text:p>
      <text:p text:style-name="P2"><text:span text:style-name="T2">0E3B:0020 <text:s/>7B 72 08 04 20 88 04 47-46 EB E5 2C 20 88 04 47 <text:s text:c="2"/>{r.. ..GF.., ..G</text:span></text:p>
      <text:p text:style-name="P2"><text:span text:style-name="T2">0E3B:0030 <text:s/>46 EB DD 47 EB DA B8 00-4C CD 21 00 00 00 00 00 <text:s text:c="2"/>F..G....L.!.....</text:span></text:p>
      <text:p text:style-name="P2"><text:span text:style-name="T2">0E3B:0040 <text:s/>30 33 6F 48 34 74 30 48-4F 33 53 45 63 72 37 61 <text:s text:c="2"/></text:span><text:span text:style-name="T3">03oH4t0HO3SEcr7a</text:span></text:p>
      <text:p text:style-name="P2"><text:span text:style-name="T2">0E3B:0050 <text:s/>7A 35 79 72 33 55 53 34-4B 49 33 38 49 53 35 77 <text:s/></text:span><text:span text:style-name="T3"><text:s/>z5yr3US4KI38IS5w</text:span></text:p>
      <text:p text:style-name="P2"><text:span text:style-name="T2">0E3B:0060 <text:s/>00 00 00 00 00 00 00 00-00 00 00 00 00 00 00 00 <text:s text:c="2"/></text:span><text:span text:style-name="T4">................</text:span></text:p>
      <text:p text:style-name="P2"><text:span text:style-name="T2">0E3B:0070 <text:s/>00 00 00 00 00 00 00 00-00 00 00 00 00 00 00 00 <text:s/></text:span><text:span text:style-name="T4"><text:s/>................</text:span></text:p>
      <text:p text:style-name="P2"><text:span text:style-name="T2">-g</text:span></text:p>
      <text:p text:style-name="P2"><text:span text:style-name="T2"/></text:p>
      <text:p text:style-name="P2"><text:span text:style-name="T2">Program terminated normally</text:span></text:p>
      <text:p text:style-name="P2"><text:span text:style-name="T2">-d cs:0</text:span></text:p>
      <text:p text:style-name="P2"><text:span text:style-name="T2">0E3B:0000 <text:s/>B8 3F 0E 8E D8 B8 00 00-8D 3E 00 00 8D 36 20 00 <text:s text:c="2"/>.?.......&gt;...6 .</text:span></text:p>
      <text:p text:style-name="P2"><text:span text:style-name="T2">0E3B:0010 <text:s/>83 FF 21 74 21 8A 05 3C-40 72 18 3C 5B 72 04 3C <text:s text:c="2"/>..!t!..&lt;@r.&lt;[r.&lt;</text:span></text:p>
      <text:p text:style-name="P2"><text:span text:style-name="T2">0E3B:0020 <text:s/>7B 72 08 04 20 88 04 47-46 EB E5 2C 20 88 04 47 <text:s text:c="2"/>{r.. ..GF.., ..G</text:span></text:p>
      <text:p text:style-name="P2"><text:span text:style-name="T2">0E3B:0030 <text:s/>46 EB DD 47 EB DA B8 00-4C CD 21 00 00 00 00 00 <text:s text:c="2"/>F..G....L.!.....</text:span></text:p>
      <text:p text:style-name="P2"><text:span text:style-name="T2">0E3B:0040 <text:s/>30 33 6F 48 34 74 30 48-4F 33 53 45 63 72 37 61 <text:s text:c="2"/></text:span><text:span text:style-name="T3">03oH4t0HO3SEcr7a</text:span></text:p>
      <text:p text:style-name="P2"><text:span text:style-name="T2">0E3B:0050 <text:s/>7A 35 79 72 33 55 53 34-4B 49 33 38 49 53 35 77 <text:s/></text:span><text:span text:style-name="T3"><text:s/>z5yr3US4KI38IS5w</text:span></text:p>
      <text:p text:style-name="P2"><text:span text:style-name="T2">0E3B:0060 <text:s/>4F 68 54 68 6F 73 65 43-52 41 5A 59 52 75 73 6B <text:s text:c="2"/></text:span><text:span text:style-name="T4">OhThoseCRAZYRusk</text:span></text:p>
      <text:p text:style-name="P2"><text:span text:style-name="T2">0E3B:0070 <text:s/>69 69 73 57 6F 00 00 00-00 00 00 00 00 00 00 00 <text:s text:c="2"/></text:span><text:span text:style-name="T4">iisWo...........</text:span></text:p>
      <text:p text:style-name="P2"><text:span text:style-name="T2">-q</text:span></text:p>
      <text:p text:style-name="P2"><text:span text:style-name="T2"/></text:p>
      <text:p text:style-name="P2"><text:span text:style-name="T2">G:\ELECTR~1\SEMEST~1\243-31~1\LAB10~1\2&gt;tcap/u</text:span></text:p>
      <text:p text:style-name="P2"><text:soft-page-break/>4.0 Step 3</text:p>
      <text:p text:style-name="P2">4.1 Source Code</text:p>
      <text:p text:style-name="P1"/>
      <text:p text:style-name="P1">; PROGRAM: 3.ASM</text:p>
      <text:p text:style-name="P1">;</text:p>
      <text:p text:style-name="P1">; AUTHOR: Calvin O. Ference</text:p>
      <text:p text:style-name="P1">;</text:p>
      <text:p text:style-name="P1">; DESCRIPTION: <text:s/>Fahrenheit to Celcius Conversion Program with I/O</text:p>
      <text:p text:style-name="P1">; </text:p>
      <text:p text:style-name="P1">; </text:p>
      <text:p text:style-name="P1"/>
      <text:p text:style-name="P1"><text:s text:c="8"/>ASSUME<text:tab/>cs:code, ds:data, ss:stak</text:p>
      <text:p text:style-name="P1"><text:tab/>EXTRN<text:tab/>getbyte:FAR, newline:FAR, outstr:FAR, outbyte:FAR</text:p>
      <text:p text:style-name="P1"/>
      <text:p text:style-name="P1">code <text:s text:c="3"/>SEGMENT</text:p>
      <text:p text:style-name="P1">main <text:s text:c="3"/>PROC <text:s text:c="2"/></text:p>
      <text:p text:style-name="P1"/>
      <text:p text:style-name="P1">init:<text:tab/>mov<text:tab/>ax,data</text:p>
      <text:p text:style-name="P1"><text:tab/><text:tab/>mov<text:tab/>ds,ax</text:p>
      <text:p text:style-name="P1"><text:tab/><text:tab/>mov<text:tab/>ax,0</text:p>
      <text:p text:style-name="P1"><text:tab/><text:tab/>mov<text:tab/>bx,0</text:p>
      <text:p text:style-name="P1"><text:tab/><text:tab/>mov<text:tab/>eflag,0 </text:p>
      <text:p text:style-name="P1">hajime:<text:tab/>lea<text:tab/>di,msg1</text:p>
      <text:p text:style-name="P1"><text:tab/>call<text:tab/>outstr<text:tab/><text:tab/>;prompts the user for the tempature</text:p>
      <text:p text:style-name="P1"><text:tab/>call<text:tab/>getbyte</text:p>
      <text:p text:style-name="P1"><text:tab/>mov<text:tab/>fah,al</text:p>
      <text:p text:style-name="P1"><text:tab/>call<text:tab/>newline</text:p>
      <text:p text:style-name="P1"/>
      <text:p text:style-name="P1">start:<text:tab/>mov<text:tab/>al,fah<text:tab/><text:tab/>;this here is the conversion algorithm </text:p>
      <text:p text:style-name="P1"><text:tab/>cmp<text:tab/>al,32h</text:p>
      <text:p text:style-name="P1"><text:tab/>jb<text:tab/>error</text:p>
      <text:p text:style-name="P1"><text:tab/>cmp<text:tab/>al,0c8h</text:p>
      <text:p text:style-name="P1"><text:tab/>ja<text:tab/>error</text:p>
      <text:p text:style-name="P1"><text:tab/>sub<text:tab/>al,20h</text:p>
      <text:p text:style-name="P1"><text:tab/>mov<text:tab/>bl,5</text:p>
      <text:p text:style-name="P1"><text:tab/>mul<text:tab/>bl</text:p>
      <text:p text:style-name="P1"><text:tab/>mov<text:tab/>bl,9</text:p>
      <text:p text:style-name="P1"><text:tab/>div<text:tab/>bl</text:p>
      <text:p text:style-name="P1"><text:tab/>mov<text:tab/>cel,al<text:tab/><text:tab/>;all the way to here, witch is the result</text:p>
      <text:p text:style-name="P1"><text:tab/><text:tab/></text:p>
      <text:p text:style-name="P1">shi:<text:tab/>lea<text:tab/>di,msg2</text:p>
      <text:p text:style-name="P1"><text:tab/>call<text:tab/>outstr</text:p>
      <text:p text:style-name="P1"><text:tab/>mov<text:tab/>al,cel</text:p>
      <text:p text:style-name="P1"><text:tab/>call<text:tab/>outbyte</text:p>
      <text:p text:style-name="P1"><text:tab/>mov<text:tab/>ax,4c00h</text:p>
      <text:p text:style-name="P1"><text:tab/>int<text:tab/>21h</text:p>
      <text:p text:style-name="P1"/>
      <text:p text:style-name="P1">error:<text:tab/>mov<text:tab/>eflag,0FFh<text:tab/>;this here is the error flag, it gets set if the user enters an out</text:p>
      <text:p text:style-name="P1"><text:tab/>lea<text:tab/>di,msg3<text:tab/>;of range value</text:p>
      <text:p text:style-name="P1"><text:soft-page-break/><text:tab/>call<text:tab/>outstr</text:p>
      <text:p text:style-name="P1"><text:tab/>call<text:tab/>newline</text:p>
      <text:p text:style-name="P1"><text:tab/>jmp<text:tab/>shi</text:p>
      <text:p text:style-name="P1"><text:tab/></text:p>
      <text:p text:style-name="P1">main<text:tab/>ENDP</text:p>
      <text:p text:style-name="P1">code<text:tab/>ENDS</text:p>
      <text:p text:style-name="P1"/>
      <text:p text:style-name="P1">data<text:tab/>SEGMENT</text:p>
      <text:p text:style-name="P1">fah<text:tab/>db<text:tab/>0</text:p>
      <text:p text:style-name="P1">cel<text:tab/>db<text:tab/>0</text:p>
      <text:p text:style-name="P1">eflag<text:tab/>db<text:tab/>0</text:p>
      <text:p text:style-name="P1">msg1<text:tab/>db<text:tab/>"Enter a hex Value between 32h and C8h &gt; ",04h</text:p>
      <text:p text:style-name="P1">msg2<text:tab/>db<text:tab/>"Answer is &gt; ",04h</text:p>
      <text:p text:style-name="P1">msg3<text:tab/>db<text:tab/>"Out of Range, go to the Infinite Perspective Vortex",04h</text:p>
      <text:p text:style-name="P1">data<text:tab/>ENDS</text:p>
      <text:p text:style-name="P1"/>
      <text:p text:style-name="P1">stak<text:tab/>SEGMENT<text:tab/>STACK</text:p>
      <text:p text:style-name="P1"><text:tab/>dw<text:tab/>256 dup (0)</text:p>
      <text:p text:style-name="P1">stak<text:tab/>ends</text:p>
      <text:p text:style-name="P1"/>
      <text:p text:style-name="P1"><text:tab/><text:tab/>END</text:p>
      <text:p text:style-name="P1"/>
      <text:p text:style-name="P2">4.2 List File</text:p>
      <text:p text:style-name="P1"/>
      <text:p text:style-name="P1">Microsoft (R) Macro Assembler Version 6.11d<text:tab/><text:tab/> <text:s text:c="3"/>11/13/08 14:43:33</text:p>
      <text:p text:style-name="P1">3.asm<text:tab/><text:tab/><text:tab/><text:tab/><text:tab/><text:tab/><text:tab/> <text:s text:c="4"/>Page 1 - 1</text:p>
      <text:p text:style-name="P1"/>
      <text:p text:style-name="P1"/>
      <text:p text:style-name="P1"><text:tab/><text:tab/><text:tab/><text:tab/>; PROGRAM: 3.ASM</text:p>
      <text:p text:style-name="P1"><text:tab/><text:tab/><text:tab/><text:tab/>;</text:p>
      <text:p text:style-name="P1"><text:tab/><text:tab/><text:tab/><text:tab/>; AUTHOR: Calvin O. Ference</text:p>
      <text:p text:style-name="P1"><text:tab/><text:tab/><text:tab/><text:tab/>;</text:p>
      <text:p text:style-name="P1"><text:tab/><text:tab/><text:tab/><text:tab/>; DESCRIPTION: <text:s/>Fahrenheit to Celcius Conversion Program with I/O</text:p>
      <text:p text:style-name="P1"><text:tab/><text:tab/><text:tab/><text:tab/>; </text:p>
      <text:p text:style-name="P1"><text:tab/><text:tab/><text:tab/><text:tab/>; </text:p>
      <text:p text:style-name="P1"/>
      <text:p text:style-name="P1"><text:tab/><text:tab/><text:tab/><text:tab/> <text:s text:c="7"/>ASSUME<text:tab/>cs:code, ds:data, ss:stak</text:p>
      <text:p text:style-name="P1"><text:tab/><text:tab/><text:tab/><text:tab/><text:tab/>EXTRN<text:tab/>getbyte:FAR, newline:FAR, outstr:FAR, outbyte:FAR</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text:tab/>mov<text:tab/>ds,ax</text:p>
      <text:p text:style-name="P1"><text:s/>0005 <text:s/>B8 0000<text:tab/><text:tab/><text:tab/><text:tab/><text:tab/>mov<text:tab/>ax,0</text:p>
      <text:p text:style-name="P1"><text:s/>0008 <text:s/>BB 0000<text:tab/><text:tab/><text:tab/><text:tab/><text:tab/>mov<text:tab/>bx,0</text:p>
      <text:p text:style-name="P1"><text:s/>000B <text:s/>C6 06 0002 R 00<text:tab/><text:tab/><text:tab/><text:tab/>mov<text:tab/>eflag,0 </text:p>
      <text:p text:style-name="P1"><text:s/>0010 <text:s/>8D 3E 0003 R<text:tab/><text:tab/>hajime:<text:tab/>lea<text:tab/>di,msg1<text:tab/>;prompts the user for the tempature</text:p>
      <text:p text:style-name="P1"><text:soft-page-break/><text:s/>0014 <text:s/>9A ---- 0000 E<text:tab/><text:tab/><text:tab/>call<text:tab/>outstr</text:p>
      <text:p text:style-name="P1"><text:s/>0019 <text:s/>9A ---- 0000 E<text:tab/><text:tab/><text:tab/>call<text:tab/>getbyte</text:p>
      <text:p text:style-name="P1"><text:s/>001E <text:s/>A2 0000 R<text:tab/><text:tab/><text:tab/>mov<text:tab/>fah,al</text:p>
      <text:p text:style-name="P1"><text:s/>0021 <text:s/>9A ---- 0000 E<text:tab/><text:tab/><text:tab/>call<text:tab/>newline</text:p>
      <text:p text:style-name="P1"/>
      <text:p text:style-name="P1"><text:s/>0026 <text:s/>A0 0000 R<text:tab/><text:tab/>start:<text:tab/>mov<text:tab/>al,fah<text:tab/><text:tab/>;this here is the conversion algorithm</text:p>
      <text:p text:style-name="P1"><text:s/>0029 <text:s/>3C 32<text:tab/><text:tab/><text:tab/><text:tab/>cmp<text:tab/>al,32h</text:p>
      <text:p text:style-name="P1"><text:s/>002B <text:s/>72 27<text:tab/><text:tab/><text:tab/><text:tab/>jb<text:tab/>error</text:p>
      <text:p text:style-name="P1"><text:s/>002D <text:s/>3C C8<text:tab/><text:tab/><text:tab/><text:tab/>cmp<text:tab/>al,0c8h</text:p>
      <text:p text:style-name="P1"><text:s/>002F <text:s/>77 23<text:tab/><text:tab/><text:tab/><text:tab/>ja<text:tab/>error</text:p>
      <text:p text:style-name="P1"><text:s/>0031 <text:s/>2C 20<text:tab/><text:tab/><text:tab/><text:tab/>sub<text:tab/>al,20h</text:p>
      <text:p text:style-name="P1"><text:s/>0033 <text:s/>B3 05<text:tab/><text:tab/><text:tab/><text:tab/>mov<text:tab/>bl,5</text:p>
      <text:p text:style-name="P1"><text:s/>0035 <text:s/>F6 E3<text:tab/><text:tab/><text:tab/><text:tab/>mul<text:tab/>bl</text:p>
      <text:p text:style-name="P1"><text:s/>0037 <text:s/>B3 09<text:tab/><text:tab/><text:tab/><text:tab/>mov<text:tab/>bl,9</text:p>
      <text:p text:style-name="P1"><text:s/>0039 <text:s/>F6 F3<text:tab/><text:tab/><text:tab/><text:tab/>div<text:tab/>bl</text:p>
      <text:p text:style-name="P1"><text:s/>003B <text:s/>A2 0001 R<text:tab/><text:tab/><text:tab/>mov<text:tab/>cel,al</text:p>
      <text:p text:style-name="P1"><text:tab/><text:tab/><text:tab/><text:tab/><text:tab/><text:tab/></text:p>
      <text:p text:style-name="P1"><text:s/>003E <text:s/>8D 3E 002C R<text:tab/><text:tab/>shi:<text:tab/>lea<text:tab/>di,msg2</text:p>
      <text:p text:style-name="P1"><text:s/>0042 <text:s/>9A ---- 0000 E<text:tab/><text:tab/><text:tab/>call<text:tab/>outstr</text:p>
      <text:p text:style-name="P1"><text:s/>0047 <text:s/>A0 0001 R<text:tab/><text:tab/><text:tab/>mov<text:tab/>al,cel</text:p>
      <text:p text:style-name="P1"><text:s/>004A <text:s/>9A ---- 0000 E<text:tab/><text:tab/><text:tab/>call<text:tab/>outbyte</text:p>
      <text:p text:style-name="P1"><text:s/>004F <text:s/>B8 4C00<text:tab/><text:tab/><text:tab/><text:tab/>mov<text:tab/>ax,4c00h</text:p>
      <text:p text:style-name="P1"><text:s/>0052 <text:s/>CD 21<text:tab/><text:tab/><text:tab/><text:tab/>int<text:tab/>21h</text:p>
      <text:p text:style-name="P1"/>
      <text:p text:style-name="P1"><text:s/>0054 <text:s/>C6 06 0002 R FF<text:tab/><text:tab/>error:<text:tab/>mov<text:tab/>eflag,0FFh<text:tab/>;this here is the error flag, it gets set if the user enters an out</text:p>
      <text:p text:style-name="P1"><text:s/>0059 <text:s/>8D 3E 0039 R<text:tab/><text:tab/><text:tab/>lea<text:tab/>di,msg3<text:tab/><text:tab/>;of range value</text:p>
      <text:p text:style-name="P1"><text:s/>005D <text:s/>9A ---- 0000 E<text:tab/><text:tab/><text:tab/>call<text:tab/>outstr</text:p>
      <text:p text:style-name="P1"><text:s/>0062 <text:s/>9A ---- 0000 E<text:tab/><text:tab/><text:tab/>call<text:tab/>newline</text:p>
      <text:p text:style-name="P1"><text:s/>0067 <text:s/>EB D5<text:tab/><text:tab/><text:tab/><text:tab/>jmp<text:tab/>shi</text:p>
      <text:p text:style-name="P1"><text:tab/><text:tab/><text:tab/><text:tab/><text:tab/></text:p>
      <text:p text:style-name="P1"><text:s/>0069<text:tab/><text:tab/><text:tab/><text:tab/>main<text:tab/>ENDP</text:p>
      <text:p text:style-name="P1"><text:s/>0069<text:tab/><text:tab/><text:tab/><text:tab/>code<text:tab/>ENDS</text:p>
      <text:p text:style-name="P1"/>
      <text:p text:style-name="P1"><text:s/>0000<text:tab/><text:tab/><text:tab/><text:tab/>data<text:tab/>SEGMENT</text:p>
      <text:p text:style-name="P1"><text:s/>0000 00<text:tab/><text:tab/><text:tab/>fah<text:tab/>db<text:tab/>0</text:p>
      <text:p text:style-name="P1"><text:s/>0001 00<text:tab/><text:tab/><text:tab/>cel<text:tab/>db<text:tab/>0</text:p>
      <text:p text:style-name="P1"><text:s/>0002 00<text:tab/><text:tab/><text:tab/>eflag<text:tab/>db<text:tab/>0</text:p>
      <text:p text:style-name="P1"><text:s/>0003 45 6E 74 65 72 20<text:tab/><text:tab/>msg1<text:tab/>db<text:tab/>"Enter a hex Value between 32h and C8h &gt; ",04h</text:p>
      <text:p text:style-name="P1"><text:s text:c="7"/>61 20 68 65 78 20</text:p>
      <text:p text:style-name="P1"><text:s text:c="7"/>56 61 6C 75 65 20</text:p>
      <text:p text:style-name="P1"><text:s text:c="7"/>62 65 74 77 65 65</text:p>
      <text:p text:style-name="P1"><text:s text:c="7"/>6E 20 33 32 68 20</text:p>
      <text:p text:style-name="P1"><text:s text:c="7"/>61 6E 64 20 43 38</text:p>
      <text:p text:style-name="P1"><text:s text:c="7"/>68 20 3E 20 04</text:p>
      <text:p text:style-name="P1"><text:s/>002C 41 6E 73 77 65 72<text:tab/><text:tab/>msg2<text:tab/>db<text:tab/>"Answer is &gt; ",04h</text:p>
      <text:p text:style-name="P1"><text:s text:c="7"/>20 69 73 20 3E 20</text:p>
      <text:p text:style-name="P1"><text:s text:c="7"/>04</text:p>
      <text:p text:style-name="P1"><text:s/>0039 4F 75 74 20 6F 66<text:tab/><text:tab/>msg3<text:tab/>db<text:tab/>"Out of Range, go to the Infinite Perspective <text:soft-page-break/>Vortex",04h</text:p>
      <text:p text:style-name="P1"><text:s text:c="7"/>20 52 61 6E 67 65</text:p>
      <text:p text:style-name="P1"><text:s text:c="7"/>2C 20 67 6F 20 74</text:p>
      <text:p text:style-name="P1"><text:s text:c="7"/>6F 20 74 68 65 20</text:p>
      <text:p text:style-name="P1"><text:s text:c="7"/>49 6E 66 69 6E 69</text:p>
      <text:p text:style-name="P1"><text:s text:c="7"/>74 65 20 50 65 72</text:p>
      <text:p text:style-name="P1"><text:s text:c="7"/>73 70 65 63 74 69</text:p>
      <text:p text:style-name="P1"><text:s text:c="7"/>76 65 20 56 6F 72</text:p>
      <text:p text:style-name="P1"><text:s text:c="7"/>74 65 78 04</text:p>
      <text:p text:style-name="P1"><text:s/>006D<text:tab/><text:tab/><text:tab/><text:tab/>data<text:tab/>ENDS</text:p>
      <text:p text:style-name="P1"/>
      <text:p text:style-name="P1"><text:s/>0000<text:tab/><text:tab/><text:tab/><text:tab/>stak<text:tab/>SEGMENT<text:tab/>STACK</text:p>
      <text:p text:style-name="P1"><text:s/>0000 <text:s/>0100 [<text:tab/><text:tab/><text:tab/><text:tab/>dw<text:tab/>256 dup (0)</text:p>
      <text:p text:style-name="P1"><text:s text:c="8"/>0000</text:p>
      <text:p text:style-name="P1"><text:s text:c="7"/>]</text:p>
      <text:p text:style-name="P1"><text:s/>0200<text:tab/><text:tab/><text:tab/><text:tab/>stak<text:tab/>ends</text:p>
      <text:p text:style-name="P1"/>
      <text:p text:style-name="P1"><text:tab/><text:tab/><text:tab/><text:tab/><text:tab/><text:tab/>END</text:p>
      <text:p text:style-name="P1"/>
      <text:p text:style-name="P1">Microsoft (R) Macro Assembler Version 6.11d<text:tab/><text:tab/> <text:s text:c="3"/>11/13/08 14:43:33</text:p>
      <text:p text:style-name="P1">3.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69<text:tab/> <text:s/>Para<text:tab/> <text:s/>Private </text:p>
      <text:p text:style-name="P1">data . . . . . . . . . . . . . .<text:tab/>16 Bit<text:tab/> 006D<text:tab/> <text:s/>Para<text:tab/> <text:s/>Private </text:p>
      <text:p text:style-name="P1">stak . . . . . . . . . . . . . .<text:tab/>16 Bit<text:tab/> 0200<text:tab/> <text:s/>Para<text:tab/> <text:s/>Stack<text:tab/> <text:s/></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69 Public</text:p>
      <text:p text:style-name="P1"><text:s text:c="2"/>init . . . . . . . . . . . . .<text:tab/>L Near<text:tab/> 0000<text:tab/> <text:s/>code<text:tab/></text:p>
      <text:p text:style-name="P1"><text:s text:c="2"/>hajime . . . . . . . . . . . .<text:tab/>L Near<text:tab/> 0010<text:tab/> <text:s/>code<text:tab/></text:p>
      <text:p text:style-name="P1"><text:s text:c="2"/>start <text:s/>. . . . . . . . . . . .<text:tab/>L Near<text:tab/> 0026<text:tab/> <text:s/>code<text:tab/></text:p>
      <text:p text:style-name="P1"><text:s text:c="2"/>shi <text:s/>. . . . . . . . . . . . .<text:tab/>L Near<text:tab/> 003E<text:tab/> <text:s/>code<text:tab/></text:p>
      <text:p text:style-name="P1"><text:s text:c="2"/>error <text:s/>. . . . . . . . . . . .<text:tab/>L Near<text:tab/> 0054<text:tab/> <text:s/>code<text:tab/></text:p>
      <text:p text:style-name="P1"/>
      <text:p text:style-name="P1"/>
      <text:p text:style-name="P1">Symbols:</text:p>
      <text:p text:style-name="P1"/>
      <text:p text:style-name="P1"><text:s text:c="16"/>N a m e <text:s text:c="16"/>Type <text:s text:c="4"/>Value <text:s text:c="3"/>Attr</text:p>
      <text:p text:style-name="P1"><text:soft-page-break/></text:p>
      <text:p text:style-name="P1">cel <text:s/>. . . . . . . . . . . . . .<text:tab/>Byte<text:tab/> 0001<text:tab/> <text:s/>data<text:tab/></text:p>
      <text:p text:style-name="P1">eflag <text:s/>. . . . . . . . . . . . .<text:tab/>Byte<text:tab/> 0002<text:tab/> <text:s/>data<text:tab/></text:p>
      <text:p text:style-name="P1">fah <text:s/>. . . . . . . . . . . . . .<text:tab/>Byte<text:tab/> 0000<text:tab/> <text:s/>data<text:tab/></text:p>
      <text:p text:style-name="P1">getbyte <text:s/>. . . . . . . . . . . .<text:tab/>L Far<text:tab/> 0000<text:tab/> <text:s/>External</text:p>
      <text:p text:style-name="P1">msg1 . . . . . . . . . . . . . .<text:tab/>Byte<text:tab/> 0003<text:tab/> <text:s/>data<text:tab/></text:p>
      <text:p text:style-name="P1">msg2 . . . . . . . . . . . . . .<text:tab/>Byte<text:tab/> 002C<text:tab/> <text:s/>data<text:tab/></text:p>
      <text:p text:style-name="P1">msg3 . . . . . . . . . . . . . .<text:tab/>Byte<text:tab/> 0039<text:tab/> <text:s/>data<text:tab/></text:p>
      <text:p text:style-name="P1">newline <text:s/>. . . . . . . . . . . .<text:tab/>L Far<text:tab/> 0000<text:tab/> <text:s/>External</text:p>
      <text:p text:style-name="P1">outbyte <text:s/>. . . . . . . . . . . .<text:tab/>L Far<text:tab/> 0000<text:tab/> <text:s/>External</text:p>
      <text:p text:style-name="P1">outstr . . . . . . . . . . . . .<text:tab/>L Far<text:tab/> 0000<text:tab/> <text:s/>External</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4.3 Flow Ch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4 Results</text:p>
      <text:p text:style-name="P1"/>
      <text:p text:style-name="P1">Capture file written by TCAP 3.0, TCAP Copyright(c) 1998 Tim Kannel</text:p>
      <text:p text:style-name="P1"/>
      <text:p text:style-name="P1">E:\ELECTR~1\SEMEST~1\243-31~1\LAB10~1\3&gt;3.exe</text:p>
      <text:p text:style-name="P1">Enter a hex Value between 32h and C8h &gt; 30</text:p>
      <text:p text:style-name="P1"/>
      <text:p text:style-name="P1">Out of Range, go to the Infinite Perspective Vortex<text:line-break/></text:p>
      <text:p text:style-name="P1">Answer is &gt; 00</text:p>
      <text:p text:style-name="P1">E:\ELECTR~1\SEMEST~1\243-31~1\LAB10~1\3&gt;3.exe</text:p>
      <text:p text:style-name="P1">Enter a hex Value between 32h and C8h &gt; 32<text:line-break/></text:p>
      <text:p text:style-name="P1">Answer is &gt; 0A</text:p>
      <text:p text:style-name="P1">E:\ELECTR~1\SEMEST~1\243-31~1\LAB10~1\3&gt;3.exe</text:p>
      <text:p text:style-name="P1">Enter a hex Value between 32h and C8h &gt; 45</text:p>
      <text:p text:style-name="P1"/>
      <text:p text:style-name="P1">Answer is &gt; 14</text:p>
      <text:p text:style-name="P1">E:\ELECTR~1\SEMEST~1\243-31~1\LAB10~1\3&gt;3.exe</text:p>
      <text:p text:style-name="P1">Enter a hex Value between 32h and C8h &gt; a9</text:p>
      <text:p text:style-name="P1"/>
      <text:p text:style-name="P1">Answer is &gt; 4C</text:p>
      <text:p text:style-name="P1">E:\ELECTR~1\SEMEST~1\243-31~1\LAB10~1\3&gt;3.exe</text:p>
      <text:p text:style-name="P1">Enter a hex Value between 32h and C8h &gt; c8</text:p>
      <text:p text:style-name="P1"/>
      <text:p text:style-name="P1">Answer is &gt; 5D</text:p>
      <text:p text:style-name="P1">E:\ELECTR~1\SEMEST~1\243-31~1\LAB10~1\3&gt;3.exe</text:p>
      <text:p text:style-name="P1">Enter a hex Value between 32h and C8h &gt; da</text:p>
      <text:p text:style-name="P1"/>
      <text:p text:style-name="P1">Out of Range, go to the Infinite Perspective Vortex</text:p>
      <text:p text:style-name="P1"/>
      <text:p text:style-name="P1">Answer is &gt; 00</text:p>
      <text:p text:style-name="P1">E:\ELECTR~1\SEMEST~1\243-31~1\LAB10~1\3&gt;tcap/u</text:p>
      <text:p text:style-name="P1"/>
      <text:p text:style-name="P1"/>
      <text:p text:style-name="P1">For this part, the conversion program used in lab 8 was used exactly has is and nothing was changed, except for the I/O parts of it. As it can be seen above, only hex values can be entered so a range was added in the prompt for the temperature input for the user to follow or else an error message would appear. The programmer who wrote this excuses himself for the cheap geek humor. But nonetheless, the conversion is being completed successfully and the result appears correctly on the screen. <text:line-break/></text:p>
      <text:p text:style-name="P1"/>
      <text:p text:style-name="P1"/>
      <text:p text:style-name="P1"/>
      <text:p text:style-name="P1"/>
      <text:p text:style-name="P1"/>
      <text:p text:style-name="P1"/>
      <text:p text:style-name="P1"/>
      <text:p text:style-name="P1"/>
      <text:p text:style-name="P2"><text:soft-page-break/>5. Step 4</text:p>
      <text:p text:style-name="P2">5.1 Source Code</text:p>
      <text:p text:style-name="P2"><text:span text:style-name="T2"/></text:p>
      <text:p text:style-name="P2"><text:span text:style-name="T2">; PROGRAM: 4.ASM</text:span></text:p>
      <text:p text:style-name="P2"><text:span text:style-name="T2">;</text:span></text:p>
      <text:p text:style-name="P2"><text:span text:style-name="T2">; AUTHOR: Calvin O. Ference</text:span></text:p>
      <text:p text:style-name="P2"><text:span text:style-name="T2">;</text:span></text:p>
      <text:p text:style-name="P2"><text:span text:style-name="T2">; DESCRIPTION: <text:s/>Fahrenheit to Celcius Conversion Program with I/O</text:span></text:p>
      <text:p text:style-name="P2"><text:span text:style-name="T2">; </text:span></text:p>
      <text:p text:style-name="P2"><text:span text:style-name="T2">; </text:span></text:p>
      <text:p text:style-name="P2"><text:span text:style-name="T2"/></text:p>
      <text:p text:style-name="P2"><text:span text:style-name="T2"><text:s text:c="8"/>ASSUME<text:tab/>cs:code, ds:data, ss:stak</text:span></text:p>
      <text:p text:style-name="P2"><text:span text:style-name="T2"><text:tab/>EXTRN<text:tab/>getword:FAR, newline:FAR, outstr:FAR, outword:FAR, getbyte:FAR</text:span></text:p>
      <text:p text:style-name="P2"><text:span text:style-name="T2"/></text:p>
      <text:p text:style-name="P2"><text:span text:style-name="T2">code <text:s text:c="3"/>SEGMENT</text:span></text:p>
      <text:p text:style-name="P2"><text:span text:style-name="T2">main <text:s text:c="3"/>PROC <text:s text:c="2"/></text:span></text:p>
      <text:p text:style-name="P2"><text:span text:style-name="T2"/></text:p>
      <text:p text:style-name="P2"><text:span text:style-name="T2">init:<text:tab/>mov<text:tab/>ax,data</text:span></text:p>
      <text:p text:style-name="P2"><text:span text:style-name="T2"><text:tab/>mov<text:tab/>ds,ax</text:span></text:p>
      <text:p text:style-name="P2"><text:span text:style-name="T2"><text:tab/>mov<text:tab/>ax,0</text:span></text:p>
      <text:p text:style-name="P2"><text:span text:style-name="T2"><text:tab/>mov<text:tab/>dx,0</text:span></text:p>
      <text:p text:style-name="P2"><text:span text:style-name="T2"><text:tab/>mov<text:tab/>bx,0</text:span></text:p>
      <text:p text:style-name="P2"><text:span text:style-name="T2"><text:tab/>mov<text:tab/>cx,0</text:span></text:p>
      <text:p text:style-name="P2"><text:span text:style-name="T2"><text:tab/>lea<text:tab/>si,vals</text:span></text:p>
      <text:p text:style-name="P2"><text:span text:style-name="T2"/></text:p>
      <text:p text:style-name="P2"><text:span text:style-name="T2">pta:<text:tab/>lea<text:tab/>di,msg1</text:span></text:p>
      <text:p text:style-name="P2"><text:span text:style-name="T2"><text:tab/>call<text:tab/>outstr</text:span></text:p>
      <text:p text:style-name="P2"><text:span text:style-name="T2"><text:tab/>call<text:tab/>getbyte</text:span></text:p>
      <text:p text:style-name="P2"><text:span text:style-name="T2"><text:tab/>call<text:tab/>newline</text:span></text:p>
      <text:p text:style-name="P2"><text:span text:style-name="T2"/></text:p>
      <text:p text:style-name="P2"><text:span text:style-name="T2">hajime:<text:tab/>cmp<text:tab/>al,25</text:span></text:p>
      <text:p text:style-name="P2"><text:span text:style-name="T2"><text:tab/>ja<text:tab/>oor<text:tab/><text:tab/>;users are losers, sends back to the beginning</text:span></text:p>
      <text:p text:style-name="P2"><text:span text:style-name="T2"><text:tab/>cmp<text:tab/>al,0</text:span></text:p>
      <text:p text:style-name="P2"><text:span text:style-name="T2"><text:tab/>je<text:tab/>oor<text:tab/><text:tab/>;to prvent an FF loop at the input values</text:span></text:p>
      <text:p text:style-name="P2"><text:span text:style-name="T2"><text:tab/>mov<text:tab/>cl,al<text:tab/><text:tab/>;to use as a cnt</text:span></text:p>
      <text:p text:style-name="P2"><text:span text:style-name="T2"><text:tab/>mov<text:tab/>ch,al<text:tab/><text:tab/>;to use to divide</text:span></text:p>
      <text:p text:style-name="P2"><text:span text:style-name="T2"/></text:p>
      <text:p text:style-name="P2"><text:span text:style-name="T2">ipts:<text:tab/>lea<text:tab/>di,msg3</text:span></text:p>
      <text:p text:style-name="P2"><text:span text:style-name="T2"><text:tab/>call<text:tab/>outstr</text:span></text:p>
      <text:p text:style-name="P2"><text:span text:style-name="T2"><text:tab/>call<text:tab/>getword</text:span></text:p>
      <text:p text:style-name="P2"><text:span text:style-name="T2"><text:tab/>call<text:tab/>newline</text:span></text:p>
      <text:p text:style-name="P2"><text:span text:style-name="T2"><text:tab/>cmp<text:tab/>ax,maxi</text:span></text:p>
      <text:p text:style-name="P2"><text:span text:style-name="T2"><text:tab/>ja<text:tab/>maxs</text:span></text:p>
      <text:p text:style-name="P2"><text:span text:style-name="T2">ptb:<text:tab/>cmp<text:tab/>ax,mini</text:span></text:p>
      <text:p text:style-name="P2"><text:span text:style-name="T2"><text:tab/>jb<text:tab/>mins</text:span></text:p>
      <text:p text:style-name="P2"><text:span text:style-name="T2">ptc:<text:tab/>mov<text:tab/>[si],ax</text:span></text:p>
      <text:p text:style-name="P2"><text:span text:style-name="T2"><text:tab/>add<text:tab/>si,2<text:tab/><text:tab/>;next memory location</text:span></text:p>
      <text:p text:style-name="P2"><text:span text:style-name="T2"><text:tab/>dec<text:tab/>cl<text:tab/><text:tab/>;counting down untill 0 then jumps to addition</text:span></text:p>
      <text:p text:style-name="P2"><text:span text:style-name="T2"><text:tab/>cmp<text:tab/>cl,0</text:span></text:p>
      <text:p text:style-name="P2"><text:soft-page-break/><text:span text:style-name="T2"><text:tab/>ja<text:tab/>ipts</text:span></text:p>
      <text:p text:style-name="P2"><text:span text:style-name="T2"><text:tab/>lea<text:tab/>si,vals<text:tab/><text:tab/>;setting up for the next part</text:span></text:p>
      <text:p text:style-name="P2"><text:span text:style-name="T2"><text:tab/>mov<text:tab/>ax,0<text:tab/><text:tab/>;making sure ax is empty for next part</text:span></text:p>
      <text:p text:style-name="P2"><text:span text:style-name="T2"><text:tab/>mov<text:tab/>cl,0<text:tab/><text:tab/>;making sure cl is ready for next part</text:span></text:p>
      <text:p text:style-name="P2"><text:span text:style-name="T2"/></text:p>
      <text:p text:style-name="P2"><text:span text:style-name="T2">adding:<text:tab/>add<text:tab/>ax,[si]</text:span></text:p>
      <text:p text:style-name="P2"><text:span text:style-name="T2"><text:tab/>adc<text:tab/>dx,0</text:span></text:p>
      <text:p text:style-name="P2"><text:span text:style-name="T2"><text:tab/>add<text:tab/>si,2</text:span></text:p>
      <text:p text:style-name="P2"><text:span text:style-name="T2"><text:tab/>inc<text:tab/>cl</text:span></text:p>
      <text:p text:style-name="P2"><text:span text:style-name="T2"><text:tab/>cmp<text:tab/>cl,ch</text:span></text:p>
      <text:p text:style-name="P2"><text:span text:style-name="T2"><text:tab/>jb<text:tab/>adding</text:span></text:p>
      <text:p text:style-name="P2"><text:span text:style-name="T2"><text:tab/>mov<text:tab/>rez1,dx</text:span></text:p>
      <text:p text:style-name="P2"><text:span text:style-name="T2"><text:tab/>mov<text:tab/>rez1+2,ax</text:span></text:p>
      <text:p text:style-name="P2"><text:span text:style-name="T2"><text:tab/>mov<text:tab/>bl,ch</text:span></text:p>
      <text:p text:style-name="P2"><text:span text:style-name="T2"><text:tab/>div<text:tab/>bx</text:span></text:p>
      <text:p text:style-name="P2"><text:span text:style-name="T2"><text:tab/>mov<text:tab/>rez2,dx</text:span></text:p>
      <text:p text:style-name="P2"><text:span text:style-name="T2"><text:tab/>mov<text:tab/>rez2+2,ax</text:span></text:p>
      <text:p text:style-name="P2"><text:span text:style-name="T2"><text:tab/>lea<text:tab/>di,msg4<text:tab/><text:tab/>;this next section pretty much prints out everything</text:span></text:p>
      <text:p text:style-name="P2"><text:span text:style-name="T2"><text:tab/>call<text:tab/>outstr</text:span></text:p>
      <text:p text:style-name="P2"><text:span text:style-name="T2"><text:tab/>mov<text:tab/>ax,rez1</text:span></text:p>
      <text:p text:style-name="P2"><text:span text:style-name="T2"><text:tab/>call<text:tab/>outword</text:span></text:p>
      <text:p text:style-name="P2"><text:span text:style-name="T2"><text:tab/>mov<text:tab/>ax,rez1+2</text:span></text:p>
      <text:p text:style-name="P2"><text:span text:style-name="T2"><text:tab/>call<text:tab/>outword</text:span></text:p>
      <text:p text:style-name="P2"><text:span text:style-name="T2"><text:tab/>call<text:tab/>newline</text:span></text:p>
      <text:p text:style-name="P2"><text:span text:style-name="T2"><text:tab/>lea<text:tab/>di,msg5</text:span></text:p>
      <text:p text:style-name="P2"><text:span text:style-name="T2"><text:tab/>call<text:tab/>outstr</text:span></text:p>
      <text:p text:style-name="P2"><text:span text:style-name="T2"><text:tab/>mov<text:tab/>ax,rez2</text:span></text:p>
      <text:p text:style-name="P2"><text:span text:style-name="T2"><text:tab/>call<text:tab/>outword</text:span></text:p>
      <text:p text:style-name="P2"><text:span text:style-name="T2"><text:tab/>mov<text:tab/>ax,rez2+2</text:span></text:p>
      <text:p text:style-name="P2"><text:span text:style-name="T2"><text:tab/>call <text:tab/>outword</text:span></text:p>
      <text:p text:style-name="P2"><text:span text:style-name="T2"><text:tab/>call<text:tab/>newline</text:span></text:p>
      <text:p text:style-name="P2"><text:span text:style-name="T2"><text:tab/>lea<text:tab/>di,msg6</text:span></text:p>
      <text:p text:style-name="P2"><text:span text:style-name="T2"><text:tab/>call<text:tab/>outstr</text:span></text:p>
      <text:p text:style-name="P2"><text:span text:style-name="T2"><text:tab/>mov<text:tab/>ax,maxi</text:span></text:p>
      <text:p text:style-name="P2"><text:span text:style-name="T2"><text:tab/>call<text:tab/>outword</text:span></text:p>
      <text:p text:style-name="P2"><text:span text:style-name="T2"><text:tab/>call<text:tab/>newline</text:span></text:p>
      <text:p text:style-name="P2"><text:span text:style-name="T2"><text:tab/>lea<text:tab/>di,msg7</text:span></text:p>
      <text:p text:style-name="P2"><text:span text:style-name="T2"><text:tab/>call<text:tab/>outstr</text:span></text:p>
      <text:p text:style-name="P2"><text:span text:style-name="T2"><text:tab/>mov<text:tab/>ax,mini</text:span></text:p>
      <text:p text:style-name="P2"><text:span text:style-name="T2"><text:tab/>call<text:tab/>outword</text:span></text:p>
      <text:p text:style-name="P2"><text:span text:style-name="T2"><text:tab/><text:tab/></text:span></text:p>
      <text:p text:style-name="P2"><text:span text:style-name="T2">shi:<text:tab/>mov<text:tab/>ax,4c00h</text:span></text:p>
      <text:p text:style-name="P2"><text:span text:style-name="T2"><text:tab/>int<text:tab/>21h</text:span></text:p>
      <text:p text:style-name="P2"><text:span text:style-name="T2"/></text:p>
      <text:p text:style-name="P2"><text:span text:style-name="T2">oor:<text:tab/>lea<text:tab/>di,msg2</text:span></text:p>
      <text:p text:style-name="P2"><text:span text:style-name="T2"><text:tab/>call<text:tab/>outstr</text:span></text:p>
      <text:p text:style-name="P2"><text:span text:style-name="T2"><text:tab/>call<text:tab/>newline</text:span></text:p>
      <text:p text:style-name="P2"><text:span text:style-name="T2"><text:tab/>jmp<text:tab/>pta</text:span></text:p>
      <text:p text:style-name="P2"><text:span text:style-name="T2"/></text:p>
      <text:p text:style-name="P2"><text:soft-page-break/><text:span text:style-name="T2">maxs:<text:tab/>mov<text:tab/>maxi,ax</text:span></text:p>
      <text:p text:style-name="P2"><text:span text:style-name="T2"><text:tab/>jmp<text:tab/>ptb</text:span></text:p>
      <text:p text:style-name="P2"><text:span text:style-name="T2">mins:<text:tab/>mov<text:tab/>mini,ax</text:span></text:p>
      <text:p text:style-name="P2"><text:span text:style-name="T2"><text:tab/>jmp<text:tab/>ptc</text:span></text:p>
      <text:p text:style-name="P2"><text:span text:style-name="T2"/></text:p>
      <text:p text:style-name="P2"><text:span text:style-name="T2"/></text:p>
      <text:p text:style-name="P2"><text:span text:style-name="T2"><text:tab/></text:span></text:p>
      <text:p text:style-name="P2"><text:span text:style-name="T2">main<text:tab/>ENDP</text:span></text:p>
      <text:p text:style-name="P2"><text:span text:style-name="T2">code<text:tab/>ENDS</text:span></text:p>
      <text:p text:style-name="P2"><text:span text:style-name="T2"/></text:p>
      <text:p text:style-name="P2"><text:span text:style-name="T2">data<text:tab/>SEGMENT</text:span></text:p>
      <text:p text:style-name="P2"><text:span text:style-name="T2">vals<text:tab/>dw<text:tab/>25 dup (0)</text:span></text:p>
      <text:p text:style-name="P2"><text:span text:style-name="T2">msg1<text:tab/>db<text:tab/>"Enter the size of data in words in HEX (Max 19h) &gt;&gt; ",04h</text:span></text:p>
      <text:p text:style-name="P2"><text:span text:style-name="T2">msg2<text:tab/>db<text:tab/>"Out of the range, into the vortex! ",04h</text:span></text:p>
      <text:p text:style-name="P2"><text:span text:style-name="T2">msg3<text:tab/>db<text:tab/>"Please enter Value &gt;&gt; ",04h</text:span></text:p>
      <text:p text:style-name="P2"><text:span text:style-name="T2">msg4<text:tab/>db<text:tab/>"The sum of the Values is &gt;&gt; ",04h</text:span></text:p>
      <text:p text:style-name="P2"><text:span text:style-name="T2">msg5<text:tab/>db<text:tab/>"The Average of the values is &gt;&gt; ",04h</text:span></text:p>
      <text:p text:style-name="P2"><text:span text:style-name="T2">msg6<text:tab/>db<text:tab/>"The Biggest Value is &gt;&gt; ",04h</text:span></text:p>
      <text:p text:style-name="P2"><text:span text:style-name="T2">msg7<text:tab/>db<text:tab/>"The Smallest Value is &gt;&gt; ",04h</text:span></text:p>
      <text:p text:style-name="P2"><text:span text:style-name="T2">rez1<text:tab/>dw<text:tab/>0,0</text:span></text:p>
      <text:p text:style-name="P2"><text:span text:style-name="T2">rez2<text:tab/>dw<text:tab/>0,0</text:span></text:p>
      <text:p text:style-name="P2"><text:span text:style-name="T2">maxi<text:tab/>dw<text:tab/>0</text:span></text:p>
      <text:p text:style-name="P2"><text:span text:style-name="T2">mini<text:tab/>dw<text:tab/>0ffffh</text:span></text:p>
      <text:p text:style-name="P2"><text:span text:style-name="T2">data<text:tab/>ENDS</text:span></text:p>
      <text:p text:style-name="P2"><text:span text:style-name="T2"/></text:p>
      <text:p text:style-name="P2"><text:span text:style-name="T2">stak<text:tab/>SEGMENT<text:tab/>STACK</text:span></text:p>
      <text:p text:style-name="P2"><text:span text:style-name="T2"><text:tab/>dw<text:tab/>256 dup (0)</text:span></text:p>
      <text:p text:style-name="P2"><text:span text:style-name="T2">stak<text:tab/>ends</text:span></text:p>
      <text:p text:style-name="P2"><text:span text:style-name="T2"/></text:p>
      <text:p text:style-name="P2"><text:span text:style-name="T2"><text:tab/><text:tab/>END</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4.2 List File</text:p>
      <text:p text:style-name="P2"><text:span text:style-name="T2"/></text:p>
      <text:p text:style-name="P2"><text:span text:style-name="T2">Microsoft (R) Macro Assembler Version 6.11d<text:tab/><text:tab/> <text:s text:c="3"/>11/13/08 15:09:08</text:span></text:p>
      <text:p text:style-name="P2"><text:span text:style-name="T2">4.asm<text:tab/><text:tab/><text:tab/><text:tab/><text:tab/><text:tab/><text:tab/> <text:s text:c="4"/>Page 1 - 1</text:span></text:p>
      <text:p text:style-name="P2"><text:span text:style-name="T2"/></text:p>
      <text:p text:style-name="P2"><text:span text:style-name="T2"/></text:p>
      <text:p text:style-name="P2"><text:span text:style-name="T2"><text:tab/><text:tab/><text:tab/><text:tab/>; PROGRAM: 4.ASM</text:span></text:p>
      <text:p text:style-name="P2"><text:span text:style-name="T2"><text:tab/><text:tab/><text:tab/><text:tab/>;</text:span></text:p>
      <text:p text:style-name="P2"><text:span text:style-name="T2"><text:tab/><text:tab/><text:tab/><text:tab/>; AUTHOR: Calvin O. Ference</text:span></text:p>
      <text:p text:style-name="P2"><text:span text:style-name="T2"><text:tab/><text:tab/><text:tab/><text:tab/>;</text:span></text:p>
      <text:p text:style-name="P2"><text:span text:style-name="T2"><text:tab/><text:tab/><text:tab/><text:tab/>; DESCRIPTION: <text:s/>Fahrenheit to Celcius Conversion Program with I/O</text:span></text:p>
      <text:p text:style-name="P2"><text:span text:style-name="T2"><text:tab/><text:tab/><text:tab/><text:tab/>; </text:span></text:p>
      <text:p text:style-name="P2"><text:span text:style-name="T2"><text:tab/><text:tab/><text:tab/><text:tab/>; </text:span></text:p>
      <text:p text:style-name="P2"><text:span text:style-name="T2"/></text:p>
      <text:p text:style-name="P2"><text:span text:style-name="T2"><text:tab/><text:tab/><text:tab/><text:tab/> <text:s text:c="7"/>ASSUME<text:tab/>cs:code, ds:data, ss:stak</text:span></text:p>
      <text:p text:style-name="P2"><text:span text:style-name="T2"><text:tab/><text:tab/><text:tab/><text:tab/><text:tab/>EXTRN<text:tab/>getword:FAR, newline:FAR, outstr:FAR, outword:FAR, getbyte:FAR</text:span></text:p>
      <text:p text:style-name="P2"><text:span text:style-name="T2"/></text:p>
      <text:p text:style-name="P2"><text:span text:style-name="T2"><text:s/>0000<text:tab/><text:tab/><text:tab/><text:tab/>code <text:s text:c="3"/>SEGMENT</text:span></text:p>
      <text:p text:style-name="P2"><text:span text:style-name="T2"><text:s/>0000<text:tab/><text:tab/><text:tab/><text:tab/>main <text:s text:c="3"/>PROC <text:s text:c="2"/></text:span></text:p>
      <text:p text:style-name="P2"><text:span text:style-name="T2"/></text:p>
      <text:p text:style-name="P2"><text:span text:style-name="T2"><text:s/>0000 <text:s/>B8 ---- R<text:tab/><text:tab/>init:<text:tab/>mov<text:tab/>ax,data</text:span></text:p>
      <text:p text:style-name="P2"><text:span text:style-name="T2"><text:s/>0003 <text:s/>8E D8<text:tab/><text:tab/><text:tab/><text:tab/>mov<text:tab/>ds,ax</text:span></text:p>
      <text:p text:style-name="P2"><text:span text:style-name="T2"><text:s/>0005 <text:s/>B8 0000<text:tab/><text:tab/><text:tab/><text:tab/>mov<text:tab/>ax,0</text:span></text:p>
      <text:p text:style-name="P2"><text:span text:style-name="T2"><text:s/>0008 <text:s/>BA 0000<text:tab/><text:tab/><text:tab/><text:tab/>mov<text:tab/>dx,0</text:span></text:p>
      <text:p text:style-name="P2"><text:span text:style-name="T2"><text:s/>000B <text:s/>BB 0000<text:tab/><text:tab/><text:tab/><text:tab/>mov<text:tab/>bx,0</text:span></text:p>
      <text:p text:style-name="P2"><text:span text:style-name="T2"><text:s/>000E <text:s/>B9 0000<text:tab/><text:tab/><text:tab/><text:tab/>mov<text:tab/>cx,0</text:span></text:p>
      <text:p text:style-name="P2"><text:span text:style-name="T2"><text:s/>0011 <text:s/>8D 36 0000 R<text:tab/><text:tab/><text:tab/>lea<text:tab/>si,vals</text:span></text:p>
      <text:p text:style-name="P2"><text:span text:style-name="T2"/></text:p>
      <text:p text:style-name="P2"><text:span text:style-name="T2"><text:s/>0015 <text:s/>8D 3E 0032 R<text:tab/><text:tab/>pta:<text:tab/>lea<text:tab/>di,msg1</text:span></text:p>
      <text:p text:style-name="P2"><text:span text:style-name="T2"><text:s/>0019 <text:s/>9A ---- 0000 E<text:tab/><text:tab/><text:tab/>call<text:tab/>outstr</text:span></text:p>
      <text:p text:style-name="P2"><text:span text:style-name="T2"><text:s/>001E <text:s/>9A ---- 0000 E<text:tab/><text:tab/><text:tab/>call<text:tab/>getbyte</text:span></text:p>
      <text:p text:style-name="P2"><text:span text:style-name="T2"><text:s/>0023 <text:s/>9A ---- 0000 E<text:tab/><text:tab/><text:tab/>call<text:tab/>newline</text:span></text:p>
      <text:p text:style-name="P2"><text:span text:style-name="T2"/></text:p>
      <text:p text:style-name="P2"><text:span text:style-name="T2"><text:s/>0028 <text:s/>3C 19<text:tab/><text:tab/><text:tab/>hajime:<text:tab/>cmp<text:tab/>al,25</text:span></text:p>
      <text:p text:style-name="P2"><text:span text:style-name="T2"><text:s/>002A <text:s/>76 03 E9 00CD<text:tab/><text:tab/><text:tab/>ja<text:tab/>oor<text:tab/><text:tab/>;users are losers, sends back to the beginning</text:span></text:p>
      <text:p text:style-name="P2"><text:span text:style-name="T2"><text:s/>002F <text:s/>3C 00<text:tab/><text:tab/><text:tab/><text:tab/>cmp<text:tab/>al,0</text:span></text:p>
      <text:p text:style-name="P2"><text:span text:style-name="T2"><text:s/>0031 <text:s/>75 03 E9 00C6<text:tab/><text:tab/><text:tab/>je<text:tab/>oor<text:tab/><text:tab/>;to prvent an FF loop at the input values</text:span></text:p>
      <text:p text:style-name="P2"><text:span text:style-name="T2"><text:s/>0036 <text:s/>8A C8<text:tab/><text:tab/><text:tab/><text:tab/>mov<text:tab/>cl,al<text:tab/><text:tab/>;to use as a cnt</text:span></text:p>
      <text:p text:style-name="P2"><text:span text:style-name="T2"><text:s/>0038 <text:s/>8A E8<text:tab/><text:tab/><text:tab/><text:tab/>mov<text:tab/>ch,al<text:tab/><text:tab/>;to use to divide</text:span></text:p>
      <text:p text:style-name="P2"><text:span text:style-name="T2"/></text:p>
      <text:p text:style-name="P2"><text:span text:style-name="T2"><text:s/>003A <text:s/>8D 3E 008B R<text:tab/><text:tab/>ipts:<text:tab/>lea<text:tab/>di,msg3</text:span></text:p>
      <text:p text:style-name="P2"><text:span text:style-name="T2"><text:s/>003E <text:s/>9A ---- 0000 E<text:tab/><text:tab/><text:tab/>call<text:tab/>outstr</text:span></text:p>
      <text:p text:style-name="P2"><text:span text:style-name="T2"><text:s/>0043 <text:s/>9A ---- 0000 E<text:tab/><text:tab/><text:tab/>call<text:tab/>getword</text:span></text:p>
      <text:p text:style-name="P2"><text:span text:style-name="T2"><text:s/>0048 <text:s/>9A ---- 0000 E<text:tab/><text:tab/><text:tab/>call<text:tab/>newline</text:span></text:p>
      <text:p text:style-name="P2"><text:span text:style-name="T2"><text:s/>004D <text:s/>3B 06 011B R<text:tab/><text:tab/><text:tab/>cmp<text:tab/>ax,maxi</text:span></text:p>
      <text:p text:style-name="P2"><text:span text:style-name="T2"><text:s/>0051 <text:s/>76 03 E9 00B7<text:tab/><text:tab/><text:tab/>ja<text:tab/>maxs</text:span></text:p>
      <text:p text:style-name="P2"><text:span text:style-name="T2"><text:s/>0056 <text:s/>3B 06 011D R<text:tab/><text:tab/>ptb:<text:tab/>cmp<text:tab/>ax,mini</text:span></text:p>
      <text:p text:style-name="P2"><text:soft-page-break/><text:span text:style-name="T2"><text:s/>005A <text:s/>73 03 E9 00B4<text:tab/><text:tab/><text:tab/>jb<text:tab/>mins</text:span></text:p>
      <text:p text:style-name="P2"><text:span text:style-name="T2"><text:s/>005F <text:s/>89 04<text:tab/><text:tab/><text:tab/>ptc:<text:tab/>mov<text:tab/>[si],ax</text:span></text:p>
      <text:p text:style-name="P2"><text:span text:style-name="T2"><text:s/>0061 <text:s/>83 C6 02<text:tab/><text:tab/><text:tab/><text:tab/>add<text:tab/>si,2<text:tab/><text:tab/>;next memory location</text:span></text:p>
      <text:p text:style-name="P2"><text:span text:style-name="T2"><text:s/>0064 <text:s/>FE C9<text:tab/><text:tab/><text:tab/><text:tab/>dec<text:tab/>cl<text:tab/><text:tab/>;counting down untill 0 then jumps to addition</text:span></text:p>
      <text:p text:style-name="P2"><text:span text:style-name="T2"><text:s/>0066 <text:s/>80 F9 00<text:tab/><text:tab/><text:tab/><text:tab/>cmp<text:tab/>cl,0</text:span></text:p>
      <text:p text:style-name="P2"><text:span text:style-name="T2"><text:s/>0069 <text:s/>77 CF<text:tab/><text:tab/><text:tab/><text:tab/>ja<text:tab/>ipts</text:span></text:p>
      <text:p text:style-name="P2"><text:span text:style-name="T2"><text:s/>006B <text:s/>8D 36 0000 R<text:tab/><text:tab/><text:tab/>lea<text:tab/>si,vals<text:tab/><text:tab/>;setting up for the next part</text:span></text:p>
      <text:p text:style-name="P2"><text:span text:style-name="T2"><text:s/>006F <text:s/>B8 0000<text:tab/><text:tab/><text:tab/><text:tab/>mov<text:tab/>ax,0<text:tab/><text:tab/>;making sure ax is empty for next part</text:span></text:p>
      <text:p text:style-name="P2"><text:span text:style-name="T2"><text:s/>0072 <text:s/>B1 00<text:tab/><text:tab/><text:tab/><text:tab/>mov<text:tab/>cl,0<text:tab/><text:tab/>;making sure cl is ready for next part</text:span></text:p>
      <text:p text:style-name="P2"><text:span text:style-name="T2"/></text:p>
      <text:p text:style-name="P2"><text:span text:style-name="T2"><text:s/>0074 <text:s/>03 04<text:tab/><text:tab/><text:tab/>adding:<text:tab/>add<text:tab/>ax,[si]</text:span></text:p>
      <text:p text:style-name="P2"><text:span text:style-name="T2"><text:s/>0076 <text:s/>83 D2 00<text:tab/><text:tab/><text:tab/><text:tab/>adc<text:tab/>dx,0</text:span></text:p>
      <text:p text:style-name="P2"><text:span text:style-name="T2"><text:s/>0079 <text:s/>83 C6 02<text:tab/><text:tab/><text:tab/><text:tab/>add<text:tab/>si,2</text:span></text:p>
      <text:p text:style-name="P2"><text:span text:style-name="T2"><text:s/>007C <text:s/>FE C1<text:tab/><text:tab/><text:tab/><text:tab/>inc<text:tab/>cl</text:span></text:p>
      <text:p text:style-name="P2"><text:span text:style-name="T2"><text:s/>007E <text:s/>38 E9<text:tab/><text:tab/><text:tab/><text:tab/>cmp<text:tab/>cl,ch</text:span></text:p>
      <text:p text:style-name="P2"><text:span text:style-name="T2"><text:s/>0080 <text:s/>72 F2<text:tab/><text:tab/><text:tab/><text:tab/>jb<text:tab/>adding</text:span></text:p>
      <text:p text:style-name="P2"><text:span text:style-name="T2"><text:s/>0082 <text:s/>89 16 0113 R<text:tab/><text:tab/><text:tab/>mov<text:tab/>rez1,dx</text:span></text:p>
      <text:p text:style-name="P2"><text:span text:style-name="T2"><text:s/>0086 <text:s/>A3 0115 R<text:tab/><text:tab/><text:tab/>mov<text:tab/>rez1+2,ax</text:span></text:p>
      <text:p text:style-name="P2"><text:span text:style-name="T2"><text:s/>0089 <text:s/>8A DD<text:tab/><text:tab/><text:tab/><text:tab/>mov<text:tab/>bl,ch</text:span></text:p>
      <text:p text:style-name="P2"><text:span text:style-name="T2"><text:s/>008B <text:s/>F7 F3<text:tab/><text:tab/><text:tab/><text:tab/>div<text:tab/>bx</text:span></text:p>
      <text:p text:style-name="P2"><text:span text:style-name="T2"><text:s/>008D <text:s/>89 16 0117 R<text:tab/><text:tab/><text:tab/>mov<text:tab/>rez2,dx</text:span></text:p>
      <text:p text:style-name="P2"><text:span text:style-name="T2"><text:s/>0091 <text:s/>A3 0119 R<text:tab/><text:tab/><text:tab/>mov<text:tab/>rez2+2,ax</text:span></text:p>
      <text:p text:style-name="P2"><text:span text:style-name="T2"><text:s/>0094 <text:s/>8D 3E 00A2 R<text:tab/><text:tab/><text:tab/>lea<text:tab/>di,msg4<text:tab/><text:tab/>;this next section pretty much prints out everything</text:span></text:p>
      <text:p text:style-name="P2"><text:span text:style-name="T2"><text:s/>0098 <text:s/>9A ---- 0000 E<text:tab/><text:tab/><text:tab/>call<text:tab/>outstr</text:span></text:p>
      <text:p text:style-name="P2"><text:span text:style-name="T2"><text:s/>009D <text:s/>A1 0113 R<text:tab/><text:tab/><text:tab/>mov<text:tab/>ax,rez1</text:span></text:p>
      <text:p text:style-name="P2"><text:span text:style-name="T2"><text:s/>00A0 <text:s/>9A ---- 0000 E<text:tab/><text:tab/><text:tab/>call<text:tab/>outword</text:span></text:p>
      <text:p text:style-name="P2"><text:span text:style-name="T2"><text:s/>00A5 <text:s/>A1 0115 R<text:tab/><text:tab/><text:tab/>mov<text:tab/>ax,rez1+2</text:span></text:p>
      <text:p text:style-name="P2"><text:span text:style-name="T2"><text:s/>00A8 <text:s/>9A ---- 0000 E<text:tab/><text:tab/><text:tab/>call<text:tab/>outword</text:span></text:p>
      <text:p text:style-name="P2"><text:span text:style-name="T2"><text:s/>00AD <text:s/>9A ---- 0000 E<text:tab/><text:tab/><text:tab/>call<text:tab/>newline</text:span></text:p>
      <text:p text:style-name="P2"><text:span text:style-name="T2"><text:s/>00B2 <text:s/>8D 3E 00BF R<text:tab/><text:tab/><text:tab/>lea<text:tab/>di,msg5</text:span></text:p>
      <text:p text:style-name="P2"><text:span text:style-name="T2"><text:s/>00B6 <text:s/>9A ---- 0000 E<text:tab/><text:tab/><text:tab/>call<text:tab/>outstr</text:span></text:p>
      <text:p text:style-name="P2"><text:span text:style-name="T2"><text:s/>00BB <text:s/>A1 0117 R<text:tab/><text:tab/><text:tab/>mov<text:tab/>ax,rez2</text:span></text:p>
      <text:p text:style-name="P2"><text:span text:style-name="T2"><text:s/>00BE <text:s/>9A ---- 0000 E<text:tab/><text:tab/><text:tab/>call<text:tab/>outword</text:span></text:p>
      <text:p text:style-name="P2"><text:span text:style-name="T2"><text:s/>00C3 <text:s/>A1 0119 R<text:tab/><text:tab/><text:tab/>mov<text:tab/>ax,rez2+2</text:span></text:p>
      <text:p text:style-name="P2"><text:span text:style-name="T2"><text:s/>00C6 <text:s/>9A ---- 0000 E<text:tab/><text:tab/><text:tab/>call <text:tab/>outword</text:span></text:p>
      <text:p text:style-name="P2"><text:span text:style-name="T2"><text:s/>00CB <text:s/>9A ---- 0000 E<text:tab/><text:tab/><text:tab/>call<text:tab/>newline</text:span></text:p>
      <text:p text:style-name="P2"><text:span text:style-name="T2"><text:s/>00D0 <text:s/>8D 3E 00E0 R<text:tab/><text:tab/><text:tab/>lea<text:tab/>di,msg6</text:span></text:p>
      <text:p text:style-name="P2"><text:span text:style-name="T2"><text:s/>00D4 <text:s/>9A ---- 0000 E<text:tab/><text:tab/><text:tab/>call<text:tab/>outstr</text:span></text:p>
      <text:p text:style-name="P2"><text:span text:style-name="T2"><text:s/>00D9 <text:s/>A1 011B R<text:tab/><text:tab/><text:tab/>mov<text:tab/>ax,maxi</text:span></text:p>
      <text:p text:style-name="P2"><text:span text:style-name="T2"><text:s/>00DC <text:s/>9A ---- 0000 E<text:tab/><text:tab/><text:tab/>call<text:tab/>outword</text:span></text:p>
      <text:p text:style-name="P2"><text:span text:style-name="T2"><text:s/>00E1 <text:s/>9A ---- 0000 E<text:tab/><text:tab/><text:tab/>call<text:tab/>newline</text:span></text:p>
      <text:p text:style-name="P2"><text:span text:style-name="T2"><text:s/>00E6 <text:s/>8D 3E 00F9 R<text:tab/><text:tab/><text:tab/>lea<text:tab/>di,msg7</text:span></text:p>
      <text:p text:style-name="P2"><text:span text:style-name="T2"><text:s/>00EA <text:s/>9A ---- 0000 E<text:tab/><text:tab/><text:tab/>call<text:tab/>outstr</text:span></text:p>
      <text:p text:style-name="P2"><text:span text:style-name="T2"><text:s/>00EF <text:s/>A1 011D R<text:tab/><text:tab/><text:tab/>mov<text:tab/>ax,mini</text:span></text:p>
      <text:p text:style-name="P2"><text:span text:style-name="T2"><text:s/>00F2 <text:s/>9A ---- 0000 E<text:tab/><text:tab/><text:tab/>call<text:tab/>outword</text:span></text:p>
      <text:p text:style-name="P2"><text:span text:style-name="T2"><text:tab/><text:tab/><text:tab/><text:tab/><text:tab/><text:tab/></text:span></text:p>
      <text:p text:style-name="P2"><text:soft-page-break/><text:span text:style-name="T2"><text:s/>00F7 <text:s/>B8 4C00<text:tab/><text:tab/><text:tab/>shi:<text:tab/>mov<text:tab/>ax,4c00h</text:span></text:p>
      <text:p text:style-name="P2"><text:span text:style-name="T2"><text:s/>00FA <text:s/>CD 21<text:tab/><text:tab/><text:tab/><text:tab/>int<text:tab/>21h</text:span></text:p>
      <text:p text:style-name="P2"><text:span text:style-name="T2"/></text:p>
      <text:p text:style-name="P2"><text:span text:style-name="T2"><text:s/>00FC <text:s/>8D 3E 0067 R<text:tab/><text:tab/>oor:<text:tab/>lea<text:tab/>di,msg2</text:span></text:p>
      <text:p text:style-name="P2"><text:span text:style-name="T2"><text:s/>0100 <text:s/>9A ---- 0000 E<text:tab/><text:tab/><text:tab/>call<text:tab/>outstr</text:span></text:p>
      <text:p text:style-name="P2"><text:span text:style-name="T2"><text:s/>0105 <text:s/>9A ---- 0000 E<text:tab/><text:tab/><text:tab/>call<text:tab/>newline</text:span></text:p>
      <text:p text:style-name="P2"><text:span text:style-name="T2"><text:s/>010A <text:s/>E9 FF08<text:tab/><text:tab/><text:tab/><text:tab/>jmp<text:tab/>pta</text:span></text:p>
      <text:p text:style-name="P2"><text:span text:style-name="T2"/></text:p>
      <text:p text:style-name="P2"><text:span text:style-name="T2"><text:s/>010D <text:s/>A3 011B R<text:tab/><text:tab/>maxs:<text:tab/>mov<text:tab/>maxi,ax</text:span></text:p>
      <text:p text:style-name="P2"><text:span text:style-name="T2"><text:s/>0110 <text:s/>E9 FF43<text:tab/><text:tab/><text:tab/><text:tab/>jmp<text:tab/>ptb</text:span></text:p>
      <text:p text:style-name="P2"><text:span text:style-name="T2"><text:s/>0113 <text:s/>A3 011D R<text:tab/><text:tab/>mins:<text:tab/>mov<text:tab/>mini,ax</text:span></text:p>
      <text:p text:style-name="P2"><text:span text:style-name="T2"><text:s/>0116 <text:s/>E9 FF46<text:tab/><text:tab/><text:tab/><text:tab/>jmp<text:tab/>ptc</text:span></text:p>
      <text:p text:style-name="P2"><text:span text:style-name="T2"/></text:p>
      <text:p text:style-name="P2"><text:span text:style-name="T2"/></text:p>
      <text:p text:style-name="P2"><text:span text:style-name="T2"><text:tab/><text:tab/><text:tab/><text:tab/><text:tab/></text:span></text:p>
      <text:p text:style-name="P2"><text:span text:style-name="T2"><text:s/>0119<text:tab/><text:tab/><text:tab/><text:tab/>main<text:tab/>ENDP</text:span></text:p>
      <text:p text:style-name="P2"><text:span text:style-name="T2"><text:s/>0119<text:tab/><text:tab/><text:tab/><text:tab/>code<text:tab/>ENDS</text:span></text:p>
      <text:p text:style-name="P2"><text:span text:style-name="T2"/></text:p>
      <text:p text:style-name="P2"><text:span text:style-name="T2"><text:s/>0000<text:tab/><text:tab/><text:tab/><text:tab/>data<text:tab/>SEGMENT</text:span></text:p>
      <text:p text:style-name="P2"><text:span text:style-name="T2"><text:s/>0000 <text:s/>0019 [<text:tab/><text:tab/><text:tab/>vals<text:tab/>dw<text:tab/>25 dup (0)</text:span></text:p>
      <text:p text:style-name="P2"><text:span text:style-name="T2"><text:s text:c="8"/>0000</text:span></text:p>
      <text:p text:style-name="P2"><text:span text:style-name="T2"><text:s text:c="7"/>]</text:span></text:p>
      <text:p text:style-name="P2"><text:span text:style-name="T2"><text:s/>0032 45 6E 74 65 72 20<text:tab/><text:tab/>msg1<text:tab/>db<text:tab/>"Enter the size of data in words in HEX (Max 19h) &gt;&gt; ",04h</text:span></text:p>
      <text:p text:style-name="P2"><text:span text:style-name="T2"><text:s text:c="7"/>74 68 65 20 73 69</text:span></text:p>
      <text:p text:style-name="P2"><text:span text:style-name="T2"><text:s text:c="7"/>7A 65 20 6F 66 20</text:span></text:p>
      <text:p text:style-name="P2"><text:span text:style-name="T2"><text:s text:c="7"/>64 61 74 61 20 69</text:span></text:p>
      <text:p text:style-name="P2"><text:span text:style-name="T2"><text:s text:c="7"/>6E 20 77 6F 72 64</text:span></text:p>
      <text:p text:style-name="P2"><text:span text:style-name="T2"><text:s text:c="7"/>73 20 69 6E 20 48</text:span></text:p>
      <text:p text:style-name="P2"><text:span text:style-name="T2"><text:s text:c="7"/>45 58 20 28 4D 61</text:span></text:p>
      <text:p text:style-name="P2"><text:span text:style-name="T2"><text:s text:c="7"/>78 20 31 39 68 29</text:span></text:p>
      <text:p text:style-name="P2"><text:span text:style-name="T2"><text:s text:c="7"/>20 3E 3E 20 04</text:span></text:p>
      <text:p text:style-name="P2"><text:span text:style-name="T2"><text:s/>0067 4F 75 74 20 6F 66<text:tab/><text:tab/>msg2<text:tab/>db<text:tab/>"Out of the range, into the vortex! ",04h</text:span></text:p>
      <text:p text:style-name="P2"><text:span text:style-name="T2"><text:s text:c="7"/>20 74 68 65 20 72</text:span></text:p>
      <text:p text:style-name="P2"><text:span text:style-name="T2"><text:s text:c="7"/>61 6E 67 65 2C 20</text:span></text:p>
      <text:p text:style-name="P2"><text:span text:style-name="T2"><text:s text:c="7"/>69 6E 74 6F 20 74</text:span></text:p>
      <text:p text:style-name="P2"><text:span text:style-name="T2"><text:s text:c="7"/>68 65 20 76 6F 72</text:span></text:p>
      <text:p text:style-name="P2"><text:span text:style-name="T2"><text:s text:c="7"/>74 65 78 21 20 04</text:span></text:p>
      <text:p text:style-name="P2"><text:span text:style-name="T2"><text:s/>008B 50 6C 65 61 73 65<text:tab/><text:tab/>msg3<text:tab/>db<text:tab/>"Please enter Value &gt;&gt; ",04h</text:span></text:p>
      <text:p text:style-name="P2"><text:span text:style-name="T2"><text:s text:c="7"/>20 65 6E 74 65 72</text:span></text:p>
      <text:p text:style-name="P2"><text:span text:style-name="T2"><text:s text:c="7"/>20 56 61 6C 75 65</text:span></text:p>
      <text:p text:style-name="P2"><text:span text:style-name="T2"><text:s text:c="7"/>20 3E 3E 20 04</text:span></text:p>
      <text:p text:style-name="P2"><text:span text:style-name="T2"><text:s/>00A2 54 68 65 20 73 75<text:tab/><text:tab/>msg4<text:tab/>db<text:tab/>"The sum of the Values is &gt;&gt; ",04h</text:span></text:p>
      <text:p text:style-name="P2"><text:span text:style-name="T2"><text:s text:c="7"/>6D 20 6F 66 20 74</text:span></text:p>
      <text:p text:style-name="P2"><text:span text:style-name="T2"><text:s text:c="7"/>68 65 20 56 61 6C</text:span></text:p>
      <text:p text:style-name="P2"><text:span text:style-name="T2"><text:s text:c="7"/>75 65 73 20 69 73</text:span></text:p>
      <text:p text:style-name="P2"><text:span text:style-name="T2"><text:s text:c="7"/>20 3E 3E 20 04</text:span></text:p>
      <text:p text:style-name="P2"><text:span text:style-name="T2"><text:s/>00BF 54 68 65 20 41 76<text:tab/><text:tab/>msg5<text:tab/>db<text:tab/>"The Average of the values is &gt;&gt; ",04h</text:span></text:p>
      <text:p text:style-name="P2"><text:span text:style-name="T2"><text:s text:c="7"/>65 72 61 67 65 20</text:span></text:p>
      <text:p text:style-name="P2"><text:soft-page-break/><text:span text:style-name="T2"><text:s text:c="7"/>6F 66 20 74 68 65</text:span></text:p>
      <text:p text:style-name="P2"><text:span text:style-name="T2"><text:s text:c="7"/>20 76 61 6C 75 65</text:span></text:p>
      <text:p text:style-name="P2"><text:span text:style-name="T2"><text:s text:c="7"/>73 20 69 73 20 3E</text:span></text:p>
      <text:p text:style-name="P2"><text:span text:style-name="T2"><text:s text:c="7"/>3E 20 04</text:span></text:p>
      <text:p text:style-name="P2"><text:span text:style-name="T2"><text:s/>00E0 54 68 65 20 42 69<text:tab/><text:tab/>msg6<text:tab/>db<text:tab/>"The Biggest Value is &gt;&gt; ",04h</text:span></text:p>
      <text:p text:style-name="P2"><text:span text:style-name="T2"><text:s text:c="7"/>67 67 65 73 74 20</text:span></text:p>
      <text:p text:style-name="P2"><text:span text:style-name="T2"><text:s text:c="7"/>56 61 6C 75 65 20</text:span></text:p>
      <text:p text:style-name="P2"><text:span text:style-name="T2"><text:s text:c="7"/>69 73 20 3E 3E 20</text:span></text:p>
      <text:p text:style-name="P2"><text:span text:style-name="T2"><text:s text:c="7"/>04</text:span></text:p>
      <text:p text:style-name="P2"><text:span text:style-name="T2"><text:s/>00F9 54 68 65 20 53 6D<text:tab/><text:tab/>msg7<text:tab/>db<text:tab/>"The Smallest Value is &gt;&gt; ",04h</text:span></text:p>
      <text:p text:style-name="P2"><text:span text:style-name="T2"><text:s text:c="7"/>61 6C 6C 65 73 74</text:span></text:p>
      <text:p text:style-name="P2"><text:span text:style-name="T2"><text:s text:c="7"/>20 56 61 6C 75 65</text:span></text:p>
      <text:p text:style-name="P2"><text:span text:style-name="T2"><text:s text:c="7"/>20 69 73 20 3E 3E</text:span></text:p>
      <text:p text:style-name="P2"><text:span text:style-name="T2"><text:s text:c="7"/>20 04</text:span></text:p>
      <text:p text:style-name="P2"><text:span text:style-name="T2"><text:s/>0113 0000 0000<text:tab/><text:tab/><text:tab/>rez1<text:tab/>dw<text:tab/>0,0</text:span></text:p>
      <text:p text:style-name="P2"><text:span text:style-name="T2"><text:s/>0117 0000 0000<text:tab/><text:tab/><text:tab/>rez2<text:tab/>dw<text:tab/>0,0</text:span></text:p>
      <text:p text:style-name="P2"><text:span text:style-name="T2"><text:s/>011B 0000<text:tab/><text:tab/><text:tab/>maxi<text:tab/>dw<text:tab/>0</text:span></text:p>
      <text:p text:style-name="P2"><text:span text:style-name="T2"><text:s/>011D FFFF<text:tab/><text:tab/><text:tab/>mini<text:tab/>dw<text:tab/>0ffffh</text:span></text:p>
      <text:p text:style-name="P2"><text:span text:style-name="T2"><text:s/>011F<text:tab/><text:tab/><text:tab/><text:tab/>data<text:tab/>ENDS</text:span></text:p>
      <text:p text:style-name="P2"><text:span text:style-name="T2"/></text:p>
      <text:p text:style-name="P2"><text:span text:style-name="T2"><text:s/>0000<text:tab/><text:tab/><text:tab/><text:tab/>stak<text:tab/>SEGMENT<text:tab/>STACK</text:span></text:p>
      <text:p text:style-name="P2"><text:span text:style-name="T2"><text:s/>0000 <text:s/>0100 [<text:tab/><text:tab/><text:tab/><text:tab/>dw<text:tab/>256 dup (0)</text:span></text:p>
      <text:p text:style-name="P2"><text:span text:style-name="T2"><text:s text:c="8"/>0000</text:span></text:p>
      <text:p text:style-name="P2"><text:span text:style-name="T2"><text:s text:c="7"/>]</text:span></text:p>
      <text:p text:style-name="P2"><text:span text:style-name="T2"><text:s/>0200<text:tab/><text:tab/><text:tab/><text:tab/>stak<text:tab/>ends</text:span></text:p>
      <text:p text:style-name="P2"><text:span text:style-name="T2"/></text:p>
      <text:p text:style-name="P2"><text:span text:style-name="T2"><text:tab/><text:tab/><text:tab/><text:tab/><text:tab/><text:tab/>END</text:span></text:p>
      <text:p text:style-name="P2"><text:span text:style-name="T2"/></text:p>
      <text:p text:style-name="P2"><text:span text:style-name="T2">Microsoft (R) Macro Assembler Version 6.11d<text:tab/><text:tab/> <text:s text:c="3"/>11/13/08 15:09:08</text:span></text:p>
      <text:p text:style-name="P2"><text:span text:style-name="T2">4.asm<text:tab/><text:tab/><text:tab/><text:tab/><text:tab/><text:tab/><text:tab/> <text:s text:c="4"/>Symbols 2 - 1</text:span></text:p>
      <text:p text:style-name="P2"><text:span text:style-name="T2"/></text:p>
      <text:p text:style-name="P2"><text:span text:style-name="T2"/></text:p>
      <text:p text:style-name="P2"><text:span text:style-name="T2"/></text:p>
      <text:p text:style-name="P2"><text:span text:style-name="T2"/></text:p>
      <text:p text:style-name="P2"><text:span text:style-name="T2">Segments and Groups:</text:span></text:p>
      <text:p text:style-name="P2"><text:span text:style-name="T2"/></text:p>
      <text:p text:style-name="P2"><text:span text:style-name="T2"><text:s text:c="16"/>N a m e <text:s text:c="16"/>Size <text:s text:c="4"/>Length <text:s text:c="2"/>Align <text:s text:c="2"/>Combine Class</text:span></text:p>
      <text:p text:style-name="P2"><text:span text:style-name="T2"/></text:p>
      <text:p text:style-name="P2"><text:span text:style-name="T2">code . . . . . . . . . . . . . .<text:tab/>16 Bit<text:tab/> 0119<text:tab/> <text:s/>Para<text:tab/> <text:s/>Private </text:span></text:p>
      <text:p text:style-name="P2"><text:span text:style-name="T2">data . . . . . . . . . . . . . .<text:tab/>16 Bit<text:tab/> 011F<text:tab/> <text:s/>Para<text:tab/> <text:s/>Private </text:span></text:p>
      <text:p text:style-name="P2"><text:span text:style-name="T2">stak . . . . . . . . . . . . . .<text:tab/>16 Bit<text:tab/> 0200<text:tab/> <text:s/>Para<text:tab/> <text:s/>Stack<text:tab/> <text:s/></text:span></text:p>
      <text:p text:style-name="P2"><text:span text:style-name="T2"/></text:p>
      <text:p text:style-name="P2"><text:span text:style-name="T2"/></text:p>
      <text:p text:style-name="P2"><text:span text:style-name="T2">Procedures, <text:s/>parameters and locals:</text:span></text:p>
      <text:p text:style-name="P2"><text:span text:style-name="T2"/></text:p>
      <text:p text:style-name="P2"><text:span text:style-name="T2"><text:s text:c="16"/>N a m e <text:s text:c="16"/>Type <text:s text:c="4"/>Value <text:s text:c="3"/>Attr</text:span></text:p>
      <text:p text:style-name="P2"><text:span text:style-name="T2"/></text:p>
      <text:p text:style-name="P2"><text:span text:style-name="T2">main . . . . . . . . . . . . . .<text:tab/>P Near<text:tab/> 0000<text:tab/> <text:s/>code<text:tab/>Length= 0119 Public</text:span></text:p>
      <text:p text:style-name="P2"><text:span text:style-name="T2"><text:s text:c="2"/>init . . . . . . . . . . . . .<text:tab/>L Near<text:tab/> 0000<text:tab/> <text:s/>code<text:tab/></text:span></text:p>
      <text:p text:style-name="P2"><text:soft-page-break/><text:span text:style-name="T2"><text:s text:c="2"/>pta <text:s/>. . . . . . . . . . . . .<text:tab/>L Near<text:tab/> 0015<text:tab/> <text:s/>code<text:tab/></text:span></text:p>
      <text:p text:style-name="P2"><text:span text:style-name="T2"><text:s text:c="2"/>hajime . . . . . . . . . . . .<text:tab/>L Near<text:tab/> 0028<text:tab/> <text:s/>code<text:tab/></text:span></text:p>
      <text:p text:style-name="P2"><text:span text:style-name="T2"><text:s text:c="2"/>ipts . . . . . . . . . . . . .<text:tab/>L Near<text:tab/> 003A<text:tab/> <text:s/>code<text:tab/></text:span></text:p>
      <text:p text:style-name="P2"><text:span text:style-name="T2"><text:s text:c="2"/>ptb <text:s/>. . . . . . . . . . . . .<text:tab/>L Near<text:tab/> 0056<text:tab/> <text:s/>code<text:tab/></text:span></text:p>
      <text:p text:style-name="P2"><text:span text:style-name="T2"><text:s text:c="2"/>ptc <text:s/>. . . . . . . . . . . . .<text:tab/>L Near<text:tab/> 005F<text:tab/> <text:s/>code<text:tab/></text:span></text:p>
      <text:p text:style-name="P2"><text:span text:style-name="T2"><text:s text:c="2"/>adding . . . . . . . . . . . .<text:tab/>L Near<text:tab/> 0074<text:tab/> <text:s/>code<text:tab/></text:span></text:p>
      <text:p text:style-name="P2"><text:span text:style-name="T2"><text:s text:c="2"/>shi <text:s/>. . . . . . . . . . . . .<text:tab/>L Near<text:tab/> 00F7<text:tab/> <text:s/>code<text:tab/></text:span></text:p>
      <text:p text:style-name="P2"><text:span text:style-name="T2"><text:s text:c="2"/>oor <text:s/>. . . . . . . . . . . . .<text:tab/>L Near<text:tab/> 00FC<text:tab/> <text:s/>code<text:tab/></text:span></text:p>
      <text:p text:style-name="P2"><text:span text:style-name="T2"><text:s text:c="2"/>maxs . . . . . . . . . . . . .<text:tab/>L Near<text:tab/> 010D<text:tab/> <text:s/>code<text:tab/></text:span></text:p>
      <text:p text:style-name="P2"><text:span text:style-name="T2"><text:s text:c="2"/>mins . . . . . . . . . . . . .<text:tab/>L Near<text:tab/> 0113<text:tab/> <text:s/>code<text:tab/></text:span></text:p>
      <text:p text:style-name="P2"><text:span text:style-name="T2"/></text:p>
      <text:p text:style-name="P2"><text:span text:style-name="T2"/></text:p>
      <text:p text:style-name="P2"><text:span text:style-name="T2">Symbols:</text:span></text:p>
      <text:p text:style-name="P2"><text:span text:style-name="T2"/></text:p>
      <text:p text:style-name="P2"><text:span text:style-name="T2"><text:s text:c="16"/>N a m e <text:s text:c="16"/>Type <text:s text:c="4"/>Value <text:s text:c="3"/>Attr</text:span></text:p>
      <text:p text:style-name="P2"><text:span text:style-name="T2"/></text:p>
      <text:p text:style-name="P2"><text:span text:style-name="T2">getbyte <text:s/>. . . . . . . . . . . .<text:tab/>L Far<text:tab/> 0000<text:tab/> <text:s/>External</text:span></text:p>
      <text:p text:style-name="P2"><text:span text:style-name="T2">getword <text:s/>. . . . . . . . . . . .<text:tab/>L Far<text:tab/> 0000<text:tab/> <text:s/>External</text:span></text:p>
      <text:p text:style-name="P2"><text:span text:style-name="T2">maxi . . . . . . . . . . . . . .<text:tab/>Word<text:tab/> 011B<text:tab/> <text:s/>data<text:tab/></text:span></text:p>
      <text:p text:style-name="P2"><text:span text:style-name="T2">mini . . . . . . . . . . . . . .<text:tab/>Word<text:tab/> 011D<text:tab/> <text:s/>data<text:tab/></text:span></text:p>
      <text:p text:style-name="P2"><text:span text:style-name="T2">msg1 . . . . . . . . . . . . . .<text:tab/>Byte<text:tab/> 0032<text:tab/> <text:s/>data<text:tab/></text:span></text:p>
      <text:p text:style-name="P2"><text:span text:style-name="T2">msg2 . . . . . . . . . . . . . .<text:tab/>Byte<text:tab/> 0067<text:tab/> <text:s/>data<text:tab/></text:span></text:p>
      <text:p text:style-name="P2"><text:span text:style-name="T2">msg3 . . . . . . . . . . . . . .<text:tab/>Byte<text:tab/> 008B<text:tab/> <text:s/>data<text:tab/></text:span></text:p>
      <text:p text:style-name="P2"><text:span text:style-name="T2">msg4 . . . . . . . . . . . . . .<text:tab/>Byte<text:tab/> 00A2<text:tab/> <text:s/>data<text:tab/></text:span></text:p>
      <text:p text:style-name="P2"><text:span text:style-name="T2">msg5 . . . . . . . . . . . . . .<text:tab/>Byte<text:tab/> 00BF<text:tab/> <text:s/>data<text:tab/></text:span></text:p>
      <text:p text:style-name="P2"><text:span text:style-name="T2">msg6 . . . . . . . . . . . . . .<text:tab/>Byte<text:tab/> 00E0<text:tab/> <text:s/>data<text:tab/></text:span></text:p>
      <text:p text:style-name="P2"><text:span text:style-name="T2">msg7 . . . . . . . . . . . . . .<text:tab/>Byte<text:tab/> 00F9<text:tab/> <text:s/>data<text:tab/></text:span></text:p>
      <text:p text:style-name="P2"><text:span text:style-name="T2">newline <text:s/>. . . . . . . . . . . .<text:tab/>L Far<text:tab/> 0000<text:tab/> <text:s/>External</text:span></text:p>
      <text:p text:style-name="P2"><text:span text:style-name="T2">outstr . . . . . . . . . . . . .<text:tab/>L Far<text:tab/> 0000<text:tab/> <text:s/>External</text:span></text:p>
      <text:p text:style-name="P2"><text:span text:style-name="T2">outword <text:s/>. . . . . . . . . . . .<text:tab/>L Far<text:tab/> 0000<text:tab/> <text:s/>External</text:span></text:p>
      <text:p text:style-name="P2"><text:span text:style-name="T2">rez1 . . . . . . . . . . . . . .<text:tab/>Word<text:tab/> 0113<text:tab/> <text:s/>data<text:tab/></text:span></text:p>
      <text:p text:style-name="P2"><text:span text:style-name="T2">rez2 . . . . . . . . . . . . . .<text:tab/>Word<text:tab/> 0117<text:tab/> <text:s/>data<text:tab/></text:span></text:p>
      <text:p text:style-name="P2"><text:span text:style-name="T2">vals . . . . . . . . . . . . . .<text:tab/>Word<text:tab/> 0000<text:tab/> <text:s/>data<text:tab/></text:span></text:p>
      <text:p text:style-name="P2"><text:span text:style-name="T2"/></text:p>
      <text:p text:style-name="P2"><text:span text:style-name="T2"><text:tab/> <text:s text:c="2"/>0 Warnings</text:span></text:p>
      <text:p text:style-name="P2"><text:span text:style-name="T2"><text:tab/> <text:s text:c="2"/>0 Error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5.3 Flow Chart</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5.4 Results</text:p>
      <text:p text:style-name="P2"><text:span text:style-name="T2"/></text:p>
      <text:p text:style-name="P2"><text:span text:style-name="T2">Capture file written by TCAP 3.0, TCAP Copyright(c) 1998 Tim Kannel</text:span></text:p>
      <text:p text:style-name="P2"><text:span text:style-name="T2"/></text:p>
      <text:p text:style-name="P2"><text:span text:style-name="T2">E:\ELECTR~1\SEMEST~1\243-31~1\LAB10~1\4&gt;4.exe</text:span></text:p>
      <text:p text:style-name="P2"><text:span text:style-name="T2">Enter the size of data in words in HEX (Max 19h) &gt;&gt; 02</text:span></text:p>
      <text:p text:style-name="P2"><text:span text:style-name="T2"/></text:p>
      <text:p text:style-name="P2"><text:span text:style-name="T2">Please enter Value &gt;&gt; 1234<text:line-break/><text:line-break/>Please enter Value &gt;&gt; 5678</text:span></text:p>
      <text:p text:style-name="P2"><text:span text:style-name="T2"/></text:p>
      <text:p text:style-name="P2"><text:span text:style-name="T2">The sum of the Values is &gt;&gt; 000068AC</text:span></text:p>
      <text:p text:style-name="P2"><text:span text:style-name="T2"/></text:p>
      <text:p text:style-name="P2"><text:span text:style-name="T2">The Average of the values is &gt;&gt; 00003456</text:span></text:p>
      <text:p text:style-name="P2"><text:span text:style-name="T2"/></text:p>
      <text:p text:style-name="P2"><text:span text:style-name="T2">The Biggest Value is &gt;&gt; 5678</text:span></text:p>
      <text:p text:style-name="P2"><text:span text:style-name="T2"/></text:p>
      <text:p text:style-name="P2"><text:span text:style-name="T2">The Smallest Value is &gt;&gt; 1234</text:span></text:p>
      <text:p text:style-name="P2"><text:span text:style-name="T2">E:\ELECTR~1\SEMEST~1\243-31~1\LAB10~1\4&gt;4.exe</text:span></text:p>
      <text:p text:style-name="P2"><text:span text:style-name="T2">Enter the size of data in words in HEX (Max 19h) &gt;&gt; ab</text:span></text:p>
      <text:p text:style-name="P2"><text:span text:style-name="T2"/></text:p>
      <text:p text:style-name="P2"><text:span text:style-name="T2">Out of the range, into the vortex! </text:span></text:p>
      <text:p text:style-name="P2"><text:span text:style-name="T2"><text:line-break/>Enter the size of data in words in HEX (Max 19h) &gt;&gt; cd</text:span></text:p>
      <text:p text:style-name="P2"><text:span text:style-name="T2"/></text:p>
      <text:p text:style-name="P2"><text:span text:style-name="T2">Out of the range, into the vortex! </text:span></text:p>
      <text:p text:style-name="P2"><text:span text:style-name="T2"/></text:p>
      <text:p text:style-name="P2"><text:span text:style-name="T2">Enter the size of data in words in HEX (Max 19h) &gt;&gt; 05</text:span></text:p>
      <text:p text:style-name="P2"><text:span text:style-name="T2"/></text:p>
      <text:p text:style-name="P2"><text:span text:style-name="T2">Please enter Value &gt;&gt; abcd</text:span></text:p>
      <text:p text:style-name="P2"><text:span text:style-name="T2"/></text:p>
      <text:p text:style-name="P2"><text:span text:style-name="T2">Please enter Value &gt;&gt; dead</text:span></text:p>
      <text:p text:style-name="P2"><text:span text:style-name="T2"/></text:p>
      <text:p text:style-name="P2"><text:span text:style-name="T2">Please enter Value &gt;&gt; 0987</text:span></text:p>
      <text:p text:style-name="P2"><text:span text:style-name="T2"/></text:p>
      <text:p text:style-name="P2"><text:span text:style-name="T2">Please enter Value &gt;&gt; 1234</text:span></text:p>
      <text:p text:style-name="P2"><text:span text:style-name="T2"/></text:p>
      <text:p text:style-name="P2"><text:span text:style-name="T2">Please enter Value &gt;&gt; 8365</text:span></text:p>
      <text:p text:style-name="P2"><text:span text:style-name="T2"/></text:p>
      <text:p text:style-name="P2"><text:span text:style-name="T2">The sum of the Values is &gt;&gt; 0002299A</text:span></text:p>
      <text:p text:style-name="P2"><text:span text:style-name="T2"/></text:p>
      <text:p text:style-name="P2"><text:span text:style-name="T2">The Average of the values is &gt;&gt; 00026EB8</text:span></text:p>
      <text:p text:style-name="P2"><text:span text:style-name="T2"/></text:p>
      <text:p text:style-name="P2"><text:span text:style-name="T2">The Biggest Value is &gt;&gt; DEAD</text:span></text:p>
      <text:p text:style-name="P2"><text:span text:style-name="T2"/></text:p>
      <text:p text:style-name="P2"><text:span text:style-name="T2">The Smallest Value is &gt;&gt; 0987</text:span></text:p>
      <text:p text:style-name="P2"><text:span text:style-name="T2">E:\ELECTR~1\SEMEST~1\243-31~1\LAB10~1\4&gt;4.exe</text:span></text:p>
      <text:p text:style-name="P2"><text:span text:style-name="T2">Enter the size of data in words in HEX (Max 19h) &gt;&gt; 0a<text:line-break/></text:span></text:p>
      <text:p text:style-name="P2"><text:soft-page-break/><text:span text:style-name="T2">Please enter Value &gt;&gt; 1234</text:span></text:p>
      <text:p text:style-name="P2"><text:span text:style-name="T2"/></text:p>
      <text:p text:style-name="P2"><text:span text:style-name="T2">Please enter Value &gt;&gt; 5678</text:span></text:p>
      <text:p text:style-name="P2"><text:span text:style-name="T2"/></text:p>
      <text:p text:style-name="P2"><text:span text:style-name="T2">Please enter Value &gt;&gt; 9012</text:span></text:p>
      <text:p text:style-name="P2"><text:span text:style-name="T2"/></text:p>
      <text:p text:style-name="P2"><text:span text:style-name="T2">Please enter Value &gt;&gt; abcd</text:span></text:p>
      <text:p text:style-name="P2"><text:span text:style-name="T2"/></text:p>
      <text:p text:style-name="P2"><text:span text:style-name="T2">Please enter Value &gt;&gt; ef34</text:span></text:p>
      <text:p text:style-name="P2"><text:span text:style-name="T2"/></text:p>
      <text:p text:style-name="P2"><text:span text:style-name="T2">Please enter Value &gt;&gt; 8436</text:span></text:p>
      <text:p text:style-name="P2"><text:span text:style-name="T2"/></text:p>
      <text:p text:style-name="P2"><text:span text:style-name="T2">Please enter Value &gt;&gt; 9456</text:span></text:p>
      <text:p text:style-name="P2"><text:span text:style-name="T2"/></text:p>
      <text:p text:style-name="P2"><text:span text:style-name="T2">Please enter Value &gt;&gt; 0087</text:span></text:p>
      <text:p text:style-name="P2"><text:span text:style-name="T2"/></text:p>
      <text:p text:style-name="P2"><text:span text:style-name="T2">Please enter Value &gt;&gt; 6341</text:span></text:p>
      <text:p text:style-name="P2"><text:span text:style-name="T2"/></text:p>
      <text:p text:style-name="P2"><text:span text:style-name="T2">Please enter Value &gt;&gt; 0001</text:span></text:p>
      <text:p text:style-name="P2"><text:span text:style-name="T2"/></text:p>
      <text:p text:style-name="P2"><text:span text:style-name="T2">The sum of the Values is &gt;&gt; 00041014</text:span></text:p>
      <text:p text:style-name="P2"><text:span text:style-name="T2"/></text:p>
      <text:p text:style-name="P2"><text:span text:style-name="T2">The Average of the values is &gt;&gt; 00006802</text:span></text:p>
      <text:p text:style-name="P2"><text:span text:style-name="T2"/></text:p>
      <text:p text:style-name="P2"><text:span text:style-name="T2">The Biggest Value is &gt;&gt; EF34</text:span></text:p>
      <text:p text:style-name="P2"><text:span text:style-name="T2"/></text:p>
      <text:p text:style-name="P2"><text:span text:style-name="T2">The Smallest Value is &gt;&gt; 0001</text:span></text:p>
      <text:p text:style-name="P2"><text:span text:style-name="T2">E:\ELECTR~1\SEMEST~1\243-31~1\LAB10~1\4&gt;tcap/u</text:span></text:p>
      <text:p text:style-name="P2"><text:span text:style-name="T2"/></text:p>
      <text:p text:style-name="P2"><text:span text:style-name="T2"/></text:p>
      <text:p text:style-name="P2">6. Conclusion</text:p>
      <text:p text:style-name="P2"/>
      <text:p text:style-name="P1">The experiment was completed without fail and the theory was fully understood. The I/O subroutines makes life so much easier now and much more interesting then looking a memory dumps all the time. Witch in results proves that humans rather look at their screen then a bunch of numbers. Also, as mentioned earlier, the programmer excuses himself for the cheap geek jokes, he was in a very joyful mood witch his why you can see them here and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1-13T16:59:26</dc:date>
    <meta:editing-cycles>28</meta:editing-cycles>
    <meta:editing-duration>PT1H48M10S</meta:editing-duration>
    <meta:user-defined meta:name="Info 1"/>
    <meta:user-defined meta:name="Info 2"/>
    <meta:user-defined meta:name="Info 3"/>
    <meta:user-defined meta:name="Info 4"/>
    <meta:document-statistic meta:table-count="0" meta:image-count="0" meta:object-count="0" meta:page-count="32" meta:paragraph-count="920" meta:word-count="5940" meta:character-count="30869"/>
  </office:meta>
</office:document-meta>
</file>